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1.836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1.863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8.135cm"/>
    </style:style>
    <style:style style:name="co9" style:family="table-column">
      <style:table-column-properties fo:break-before="auto" style:column-width="7.02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 </number:text>
      <number:month/>
      <number:text>. </number:text>
      <number:year/>
    </number:date-style>
    <number:date-style style:name="N10030" number:language="cs" number:country="CZ" number:automatic-order="true" number:format-source="language">
      <number:day/>
      <number:text>. </number:text>
      <number:month/>
      <number:text>. </number:text>
      <number:year/>
    </number:date-style>
    <style:style style:name="ce1" style:family="table-cell" style:parent-style-name="Default">
      <style:table-cell-properties fo:background-color="#9933ff" style:text-align-source="fix" style:repeat-content="false" style:rotation-align="non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cm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 style:data-style-name="N0">
      <style:table-cell-properties fo:background-color="#ffffff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0">
      <style:table-cell-properties fo:background-color="#ffffff" style:text-align-source="fix" style:repeat-content="false"/>
      <style:paragraph-properties fo:text-align="center" fo:margin-left="0cm"/>
      <style:text-properties fo:color="#000000"/>
    </style:style>
    <style:style style:name="ce8" style:family="table-cell" style:parent-style-name="Default">
      <style:table-cell-properties fo:background-color="#ffffff" style:text-align-source="fix" style:repeat-content="false" style:rotation-align="none"/>
      <style:paragraph-properties fo:text-align="center" fo:margin-left="0cm"/>
    </style:style>
    <style:style style:name="ce9" style:family="table-cell" style:parent-style-name="Excel_20_Built-in_20_Normal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>
      <style:table-cell-properties fo:background-color="#9933ff" style:rotation-align="none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transparent" style:rotation-align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>
      <style:table-cell-properties fo:background-color="#ffffff"/>
    </style:style>
    <style:style style:name="ce15" style:family="table-cell" style:parent-style-name="Default">
      <style:table-cell-properties fo:background-color="transparent"/>
      <style:text-properties fo:color="#000000"/>
    </style:style>
    <style:style style:name="ce16" style:family="table-cell" style:parent-style-name="Default">
      <style:table-cell-properties fo:background-color="#ffffff" style:rotation-align="none"/>
    </style:style>
    <style:style style:name="ce17" style:family="table-cell" style:parent-style-name="Excel_20_Built-in_20_Normal">
      <style:table-cell-properties fo:background-color="transparent"/>
    </style:style>
    <style:style style:name="ce18" style:family="table-cell" style:parent-style-name="Default">
      <style:table-cell-properties fo:background-color="transparent" style:rotation-align="none"/>
      <style:text-properties fo:color="#000000"/>
    </style:style>
    <style:style style:name="ce19" style:family="table-cell" style:parent-style-name="Default" style:data-style-name="N10030">
      <style:table-cell-properties fo:background-color="transparent" style:rotation-align="none"/>
    </style:style>
    <style:style style:name="ce20" style:family="table-cell" style:parent-style-name="Default" style:data-style-name="N30">
      <style:table-cell-properties fo:background-color="transparent"/>
    </style:style>
    <style:style style:name="ce21" style:family="table-cell" style:parent-style-name="Default" style:data-style-name="N10030">
      <style:table-cell-properties fo:background-color="transparent"/>
    </style:style>
    <style:style style:name="ce22" style:family="table-cell" style:parent-style-name="Default" style:data-style-name="N30">
      <style:table-cell-properties fo:background-color="#ffffff"/>
    </style:style>
    <style:style style:name="ce23" style:family="table-cell" style:parent-style-name="Default" style:data-style-name="N10030">
      <style:table-cell-properties fo:background-color="transparent" style:rotation-align="none"/>
      <style:text-properties fo:color="#000000"/>
    </style:style>
    <style:style style:name="ce24" style:family="table-cell" style:parent-style-name="Default" style:data-style-name="N10030">
      <style:table-cell-properties fo:background-color="#ffffff" style:rotation-align="none"/>
    </style:style>
    <style:style style:name="ce25" style:family="table-cell" style:parent-style-name="Default">
      <style:table-cell-properties style:rotation-align="none"/>
    </style:style>
    <style:style style:name="ce26" style:family="table-cell" style:parent-style-name="Excel_20_Built-in_20_Normal">
      <style:table-cell-properties fo:background-color="transparent"/>
      <style:text-properties fo:color="#000000"/>
    </style:style>
  </office:automatic-styles>
  <office:body>
    <office:spreadsheet>
      <table:table table:name="2017" table:style-name="ta1" table:print="false">
        <table:table-column table:style-name="co2" table:default-cell-style-name="ce9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9" table:default-cell-style-name="ce17"/>
        <table:table-column table:style-name="co8" table:number-columns-repeated="1017" table:default-cell-style-name="ce17"/>
        <table:table-row table:style-name="ro2">
          <table:table-cell table:style-name="ce1" office:value-type="string" calcext:value-type="string">
            <text:p>Průkaz č.</text:p>
          </table:table-cell>
          <table:table-cell table:style-name="ce10" office:value-type="string" calcext:value-type="string">
            <text:p><text:s/></text:p>
          </table:table-cell>
          <table:table-cell table:style-name="ce10" office:value-type="string" calcext:value-type="string">
            <text:p>Příjmení</text:p>
          </table:table-cell>
          <table:table-cell table:style-name="ce10" office:value-type="string" calcext:value-type="string">
            <text:p>Jméno</text:p>
          </table:table-cell>
          <table:table-cell table:style-name="ce10" office:value-type="string" calcext:value-type="string">
            <text:p>Datum narození</text:p>
          </table:table-cell>
          <table:table-cell table:style-name="ce10" office:value-type="string" calcext:value-type="string">
            <text:p>Bydliště</text:p>
          </table:table-cell>
          <table:table-cell table:style-name="ce10" office:value-type="string" calcext:value-type="string">
            <text:p>Klub</text:p>
          </table:table-cell>
          <table:table-cell table:style-name="ce25"/>
          <table:table-cell table:style-name="Default" table:number-columns-repeated="101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Chodyniecki</text:p>
          </table:table-cell>
          <table:table-cell table:style-name="ce11" office:value-type="string" calcext:value-type="string">
            <text:p><text:s/>Piotr</text:p>
          </table:table-cell>
          <table:table-cell table:style-name="ce20" office:value-type="date" office:date-value="1990-09-06" calcext:value-type="date">
            <text:p>6. 9. 1990</text:p>
          </table:table-cell>
          <table:table-cell table:style-name="ce11" office:value-type="string" calcext:value-type="string">
            <text:p>Szkolna 66, Grobniky</text:p>
          </table:table-cell>
          <table:table-cell table:style-name="ce11" office:value-type="string" calcext:value-type="string">
            <text:p>Cyklosport HF Opava-Bikestyle.cz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Byrtus</text:p>
          </table:table-cell>
          <table:table-cell table:style-name="ce12" office:value-type="string" calcext:value-type="string">
            <text:p>Lukáš</text:p>
          </table:table-cell>
          <table:table-cell table:style-name="ce19" office:value-type="date" office:date-value="1989-06-15" calcext:value-type="date">
            <text:p>15. 6. 1989</text:p>
          </table:table-cell>
          <table:table-cell table:style-name="ce12" office:value-type="string" calcext:value-type="string">
            <text:p>Konská 388, Třinec, 739 61</text:p>
          </table:table-cell>
          <table:table-cell table:style-name="ce12" office:value-type="string" calcext:value-type="string">
            <text:p>TJ TŽ Třinec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Bubeník</text:p>
          </table:table-cell>
          <table:table-cell table:style-name="ce19" office:value-type="string" calcext:value-type="string">
            <text:p>Jiří</text:p>
          </table:table-cell>
          <table:table-cell table:style-name="ce19" office:value-type="date" office:date-value="1989-08-15" calcext:value-type="date">
            <text:p>15. 8. 1989</text:p>
          </table:table-cell>
          <table:table-cell table:style-name="ce12" office:value-type="string" calcext:value-type="string">
            <text:p>Kúty 492, Frýdlant nad Ostravicí, 739 11</text:p>
          </table:table-cell>
          <table:table-cell table:style-name="ce12" office:value-type="string" calcext:value-type="string">
            <text:p>Cykloservis MB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Bulawa</text:p>
          </table:table-cell>
          <table:table-cell table:style-name="ce11" office:value-type="string" calcext:value-type="string">
            <text:p>David</text:p>
          </table:table-cell>
          <table:table-cell table:style-name="ce20" office:value-type="date" office:date-value="1993-11-21" calcext:value-type="date">
            <text:p>21. 11. 1993</text:p>
          </table:table-cell>
          <table:table-cell table:style-name="ce11" office:value-type="string" calcext:value-type="string">
            <text:p>Návsí 29, 739 92</text:p>
          </table:table-cell>
          <table:table-cell table:style-name="ce11" office:value-type="string" calcext:value-type="string">
            <text:p>TJ TŽ Třinec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Černý</text:p>
          </table:table-cell>
          <table:table-cell table:style-name="ce11" office:value-type="string" calcext:value-type="string">
            <text:p>Viktor</text:p>
          </table:table-cell>
          <table:table-cell table:style-name="ce20" office:value-type="date" office:date-value="1991-09-28" calcext:value-type="date">
            <text:p>28. 9. 1991</text:p>
          </table:table-cell>
          <table:table-cell table:style-name="ce11" office:value-type="string" calcext:value-type="string">
            <text:p>Lubno 307, Frýdlant n. O.</text:p>
          </table:table-cell>
          <table:table-cell table:style-name="ce11" office:value-type="string" calcext:value-type="string">
            <text:p>CK Continental Frenštát p. R. <text:s/>1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Dluhý </text:p>
          </table:table-cell>
          <table:table-cell table:style-name="ce11" office:value-type="string" calcext:value-type="string">
            <text:p>Martin</text:p>
          </table:table-cell>
          <table:table-cell table:style-name="ce20" office:value-type="date" office:date-value="1997-03-13" calcext:value-type="date">
            <text:p>13. 3. 1997</text:p>
          </table:table-cell>
          <table:table-cell table:style-name="ce11" office:value-type="string" calcext:value-type="string">
            <text:p>Čeladná 449, 739 12</text:p>
          </table:table-cell>
          <table:table-cell table:style-name="ce11" office:value-type="string" calcext:value-type="string">
            <text:p>CK Continental Frenštát p. R. <text:s/>1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Haladus</text:p>
          </table:table-cell>
          <table:table-cell table:style-name="ce13" office:value-type="string" calcext:value-type="string">
            <text:p>Szymon</text:p>
          </table:table-cell>
          <table:table-cell table:style-name="ce20" office:value-type="date" office:date-value="1998-12-28" calcext:value-type="date">
            <text:p>28. 12. 1998</text:p>
          </table:table-cell>
          <table:table-cell table:style-name="ce13" office:value-type="string" calcext:value-type="string">
            <text:p>Polná 2, Glubczyce</text:p>
          </table:table-cell>
          <table:table-cell table:style-name="ce13" office:value-type="string" calcext:value-type="string">
            <text:p>Cyklosport HF Opava-Bikestyle.cz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Haltof</text:p>
          </table:table-cell>
          <table:table-cell table:style-name="ce11" office:value-type="string" calcext:value-type="string">
            <text:p>Tomáš</text:p>
          </table:table-cell>
          <table:table-cell table:style-name="ce20" office:value-type="date" office:date-value="1994-07-10" calcext:value-type="date">
            <text:p>10. 7. 1994</text:p>
          </table:table-cell>
          <table:table-cell table:style-name="ce11" office:value-type="string" calcext:value-type="string">
            <text:p>Francouzská 65, Ostrava, 708 00</text:p>
          </table:table-cell>
          <table:table-cell table:style-name="ce11"/>
          <table:table-cell table:style-name="ce12"/>
          <table:table-cell table:style-name="ce11" table:number-columns-repeated="101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Hruška</text:p>
          </table:table-cell>
          <table:table-cell table:style-name="ce11" office:value-type="string" calcext:value-type="string">
            <text:p>Daniel</text:p>
          </table:table-cell>
          <table:table-cell table:style-name="ce20" office:value-type="date" office:date-value="1989-04-06" calcext:value-type="date">
            <text:p>6. 4. 1989</text:p>
          </table:table-cell>
          <table:table-cell table:style-name="ce11" office:value-type="string" calcext:value-type="string">
            <text:p>Vražné 142, 742 34</text:p>
          </table:table-cell>
          <table:table-cell table:style-name="ce11" office:value-type="string" calcext:value-type="string">
            <text:p>Cyklokramo Suchdol nad Odrou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Janák</text:p>
          </table:table-cell>
          <table:table-cell table:style-name="ce11" office:value-type="string" calcext:value-type="string">
            <text:p>Lukáš</text:p>
          </table:table-cell>
          <table:table-cell table:style-name="ce20" office:value-type="date" office:date-value="1990-04-02" calcext:value-type="date">
            <text:p>2. 4. 1990</text:p>
          </table:table-cell>
          <table:table-cell table:style-name="ce11" office:value-type="string" calcext:value-type="string">
            <text:p>Hájov 92, Příbor, 742 58</text:p>
          </table:table-cell>
          <table:table-cell table:style-name="ce11" office:value-type="string" calcext:value-type="string">
            <text:p>CK Continental Frenštát p. R. <text:s/>1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Josefík</text:p>
          </table:table-cell>
          <table:table-cell table:style-name="ce11" office:value-type="string" calcext:value-type="string">
            <text:p>Martin</text:p>
          </table:table-cell>
          <table:table-cell table:style-name="ce20" office:value-type="date" office:date-value="1995-02-08" calcext:value-type="date">
            <text:p>8. 2. 1995</text:p>
          </table:table-cell>
          <table:table-cell table:style-name="ce11" office:value-type="string" calcext:value-type="string">
            <text:p>Slavkovská 284, Horní Němčí, 687 64</text:p>
          </table:table-cell>
          <table:table-cell table:style-name="ce11" office:value-type="string" calcext:value-type="string">
            <text:p>FORCE KCK <text:s/>ZLÍN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Konečný </text:p>
          </table:table-cell>
          <table:table-cell table:style-name="ce11" office:value-type="string" calcext:value-type="string">
            <text:p><text:s/>Dalibor</text:p>
          </table:table-cell>
          <table:table-cell table:style-name="ce20" office:value-type="date" office:date-value="1989-04-18" calcext:value-type="date">
            <text:p>18. 4. 1989</text:p>
          </table:table-cell>
          <table:table-cell table:style-name="ce11" office:value-type="string" calcext:value-type="string">
            <text:p>Bronzová 32, Ostrava, 710 00</text:p>
          </table:table-cell>
          <table:table-cell table:style-name="ce11" office:value-type="string" calcext:value-type="string">
            <text:p>KILPI RACING TEAM OSTRAVA 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Kořínek</text:p>
          </table:table-cell>
          <table:table-cell table:style-name="ce11" office:value-type="string" calcext:value-type="string">
            <text:p>Tomáš</text:p>
          </table:table-cell>
          <table:table-cell table:style-name="ce20" office:value-type="date" office:date-value="1991-09-17" calcext:value-type="date">
            <text:p>17. 9. 1991</text:p>
          </table:table-cell>
          <table:table-cell table:style-name="ce11" office:value-type="string" calcext:value-type="string">
            <text:p>Klidná 791/4, Havířov, 736 01</text:p>
          </table:table-cell>
          <table:table-cell table:style-name="ce11" office:value-type="string" calcext:value-type="string">
            <text:p>CK Continental Frenštát p. R. <text:s/>1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Lukša</text:p>
          </table:table-cell>
          <table:table-cell table:style-name="ce11" office:value-type="string" calcext:value-type="string">
            <text:p>David</text:p>
          </table:table-cell>
          <table:table-cell table:style-name="ce20" office:value-type="date" office:date-value="1992-09-27" calcext:value-type="date">
            <text:p>27. 9. 1992</text:p>
          </table:table-cell>
          <table:table-cell table:style-name="ce11" office:value-type="string" calcext:value-type="string">
            <text:p>Stachovice 11, Fulnek, 742 45</text:p>
          </table:table-cell>
          <table:table-cell table:style-name="ce11" office:value-type="string" calcext:value-type="string">
            <text:p>Cyklokramo Suchdol nad Odrou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Malatek</text:p>
          </table:table-cell>
          <table:table-cell table:style-name="ce11" office:value-type="string" calcext:value-type="string">
            <text:p>Vojtěch</text:p>
          </table:table-cell>
          <table:table-cell table:style-name="ce20" office:value-type="date" office:date-value="1994-02-21" calcext:value-type="date">
            <text:p>21. 2. 1994</text:p>
          </table:table-cell>
          <table:table-cell table:style-name="ce11" office:value-type="string" calcext:value-type="string">
            <text:p>Polní 965, Orlová Lutyně, 735 14</text:p>
          </table:table-cell>
          <table:table-cell table:style-name="ce11" office:value-type="string" calcext:value-type="string">
            <text:p>CK Orlík Orlová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Marek</text:p>
          </table:table-cell>
          <table:table-cell table:style-name="ce11" office:value-type="string" calcext:value-type="string">
            <text:p>Jaroslav</text:p>
          </table:table-cell>
          <table:table-cell table:style-name="ce20" office:value-type="date" office:date-value="1991-12-07" calcext:value-type="date">
            <text:p>7. 12. 1991</text:p>
          </table:table-cell>
          <table:table-cell table:style-name="ce11" office:value-type="string" calcext:value-type="string">
            <text:p>Zdeňka Buriana 823/2, Kopřivnice, 742 21</text:p>
          </table:table-cell>
          <table:table-cell table:style-name="ce11" office:value-type="string" calcext:value-type="string">
            <text:p>CC La´DRACO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Míček</text:p>
          </table:table-cell>
          <table:table-cell table:style-name="ce11" office:value-type="string" calcext:value-type="string">
            <text:p>Ondřej</text:p>
          </table:table-cell>
          <table:table-cell table:style-name="ce20" office:value-type="date" office:date-value="1989-06-15" calcext:value-type="date">
            <text:p>15. 6. 1989</text:p>
          </table:table-cell>
          <table:table-cell table:style-name="ce11" office:value-type="string" calcext:value-type="string">
            <text:p>K Hájku 2967, Frýdek-Místek, 738 01</text:p>
          </table:table-cell>
          <table:table-cell table:style-name="ce11" office:value-type="string" calcext:value-type="string">
            <text:p>CC La´DRACO</text:p>
          </table:table-cell>
          <table:table-cell table:style-name="ce12" table:number-columns-repeated="1017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Motyka</text:p>
          </table:table-cell>
          <table:table-cell table:style-name="ce13" office:value-type="string" calcext:value-type="string">
            <text:p>Adam</text:p>
          </table:table-cell>
          <table:table-cell table:style-name="ce21" office:value-type="date" office:date-value="1990-12-13" calcext:value-type="date">
            <text:p>13. 12. 1990</text:p>
          </table:table-cell>
          <table:table-cell table:style-name="ce13" office:value-type="string" calcext:value-type="string">
            <text:p>Sklářova 1/32, Ostrava, 712 00</text:p>
          </table:table-cell>
          <table:table-cell table:style-name="ce13" office:value-type="string" calcext:value-type="string">
            <text:p>KILPI RACING TEAM OSTRAVA </text:p>
          </table:table-cell>
          <table:table-cell table:style-name="ce12" table:number-columns-repeated="1017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Odvárka</text:p>
          </table:table-cell>
          <table:table-cell table:style-name="ce13" office:value-type="string" calcext:value-type="string">
            <text:p>Ivo</text:p>
          </table:table-cell>
          <table:table-cell table:style-name="ce21" office:value-type="date" office:date-value="1967-08-26" calcext:value-type="date">
            <text:p>26. 8. 1967</text:p>
          </table:table-cell>
          <table:table-cell table:style-name="ce13" office:value-type="string" calcext:value-type="string">
            <text:p>Mokrá 314, Zlín, 760 01</text:p>
          </table:table-cell>
          <table:table-cell table:style-name="ce13" office:value-type="string" calcext:value-type="string">
            <text:p>FORCE KCK <text:s/>ZLÍN</text:p>
          </table:table-cell>
          <table:table-cell table:style-name="ce12" table:number-columns-repeated="1017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Pavlík</text:p>
          </table:table-cell>
          <table:table-cell table:style-name="ce12" office:value-type="string" calcext:value-type="string">
            <text:p>Petr</text:p>
          </table:table-cell>
          <table:table-cell table:style-name="ce19" office:value-type="date" office:date-value="1993-10-09" calcext:value-type="date">
            <text:p>9. 10. 1993</text:p>
          </table:table-cell>
          <table:table-cell table:style-name="ce12" office:value-type="string" calcext:value-type="string">
            <text:p>Cementová 794/19, Ostrava, 720 00</text:p>
          </table:table-cell>
          <table:table-cell table:style-name="ce12" office:value-type="string" calcext:value-type="string">
            <text:p>Racing Olešná </text:p>
          </table:table-cell>
          <table:table-cell table:style-name="ce12" table:number-columns-repeated="1017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Poláčik</text:p>
          </table:table-cell>
          <table:table-cell table:style-name="ce12" office:value-type="string" calcext:value-type="string">
            <text:p>Martin</text:p>
          </table:table-cell>
          <table:table-cell table:style-name="ce19" office:value-type="date" office:date-value="1997-01-14" calcext:value-type="date">
            <text:p>14. 1. 1997</text:p>
          </table:table-cell>
          <table:table-cell table:style-name="ce12" office:value-type="string" calcext:value-type="string">
            <text:p>Olešná 632, Čadca, 02352</text:p>
          </table:table-cell>
          <table:table-cell table:style-name="ce12" office:value-type="string" calcext:value-type="string">
            <text:p>CK Continental Frenštát p. R. <text:s/>1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Stolařík</text:p>
          </table:table-cell>
          <table:table-cell table:style-name="ce11" office:value-type="string" calcext:value-type="string">
            <text:p>Tomáš</text:p>
          </table:table-cell>
          <table:table-cell table:style-name="ce20" office:value-type="date" office:date-value="1994-09-04" calcext:value-type="date">
            <text:p>4. 9. 1994</text:p>
          </table:table-cell>
          <table:table-cell table:style-name="ce11" office:value-type="string" calcext:value-type="string">
            <text:p>J. Matušky 319, Ostrava, 70030</text:p>
          </table:table-cell>
          <table:table-cell table:style-name="ce11" office:value-type="string" calcext:value-type="string">
            <text:p>Lowell Pro Šafrata Team Bohumín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Škoda</text:p>
          </table:table-cell>
          <table:table-cell table:style-name="ce12" office:value-type="string" calcext:value-type="string">
            <text:p>Kristián</text:p>
          </table:table-cell>
          <table:table-cell table:style-name="ce19" office:value-type="date" office:date-value="1990-04-28" calcext:value-type="date">
            <text:p>28. 4. 1990</text:p>
          </table:table-cell>
          <table:table-cell table:style-name="ce12" office:value-type="string" calcext:value-type="string">
            <text:p>Nádražní 189, Příbor, 742 58</text:p>
          </table:table-cell>
          <table:table-cell table:style-name="ce12" office:value-type="string" calcext:value-type="string">
            <text:p>CK Continental Frenštát p. R. <text:s/>2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Babiánek</text:p>
          </table:table-cell>
          <table:table-cell table:style-name="ce11" office:value-type="string" calcext:value-type="string">
            <text:p>David</text:p>
          </table:table-cell>
          <table:table-cell table:style-name="ce20" office:value-type="date" office:date-value="1993-06-13" calcext:value-type="date">
            <text:p>13. 6. 1993</text:p>
          </table:table-cell>
          <table:table-cell table:style-name="ce11" office:value-type="string" calcext:value-type="string">
            <text:p>Nádražní 512, Tovačov, 751 01</text:p>
          </table:table-cell>
          <table:table-cell table:style-name="ce11" office:value-type="string" calcext:value-type="string">
            <text:p>IN-LIFE Cycling Team/Puskinak.cz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Borák</text:p>
          </table:table-cell>
          <table:table-cell table:style-name="ce11" office:value-type="string" calcext:value-type="string">
            <text:p>Martin</text:p>
          </table:table-cell>
          <table:table-cell table:style-name="ce20" office:value-type="date" office:date-value="1990-12-06" calcext:value-type="date">
            <text:p>6. 12. 1990</text:p>
          </table:table-cell>
          <table:table-cell table:style-name="ce11" office:value-type="string" calcext:value-type="string">
            <text:p>Libina 168, 788 05</text:p>
          </table:table-cell>
          <table:table-cell table:style-name="ce11" office:value-type="string" calcext:value-type="string">
            <text:p>IN-LIFE Cycling Team/Puskinak.cz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Jarma</text:p>
          </table:table-cell>
          <table:table-cell table:style-name="ce11" office:value-type="string" calcext:value-type="string">
            <text:p>Ctirad</text:p>
          </table:table-cell>
          <table:table-cell table:style-name="ce20" office:value-type="date" office:date-value="1997-03-21" calcext:value-type="date">
            <text:p>21. 3. 1997</text:p>
          </table:table-cell>
          <table:table-cell table:style-name="ce11" office:value-type="string" calcext:value-type="string">
            <text:p>Riegrova 33, Olomouc, 779 00</text:p>
          </table:table-cell>
          <table:table-cell table:style-name="ce11" office:value-type="string" calcext:value-type="string">
            <text:p>IN-LIFE Cycling Team/Puskinak.cz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Satke</text:p>
          </table:table-cell>
          <table:table-cell table:style-name="ce11" office:value-type="string" calcext:value-type="string">
            <text:p>Tomáš</text:p>
          </table:table-cell>
          <table:table-cell table:style-name="ce20" office:value-type="date" office:date-value="1989-09-30" calcext:value-type="date">
            <text:p>30. 9. 1989</text:p>
          </table:table-cell>
          <table:table-cell table:style-name="ce11" office:value-type="string" calcext:value-type="string">
            <text:p>Kravářovská 35a Opava 9-Komárov, 747 70</text:p>
          </table:table-cell>
          <table:table-cell table:style-name="ce11" office:value-type="string" calcext:value-type="string">
            <text:p>IN-LIFE Cycling Team/Puskinak.cz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Vlček</text:p>
          </table:table-cell>
          <table:table-cell table:style-name="ce11" office:value-type="string" calcext:value-type="string">
            <text:p>Pavel</text:p>
          </table:table-cell>
          <table:table-cell table:style-name="ce20" office:value-type="date" office:date-value="1990-09-09" calcext:value-type="date">
            <text:p>9. 9. 1990</text:p>
          </table:table-cell>
          <table:table-cell table:style-name="ce11" office:value-type="string" calcext:value-type="string">
            <text:p>Nasobůrky 61, Chudobín, 783 21</text:p>
          </table:table-cell>
          <table:table-cell table:style-name="ce11" office:value-type="string" calcext:value-type="string">
            <text:p>IN-LIFE Cycling Team/Puskinak.cz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Kalita</text:p>
          </table:table-cell>
          <table:table-cell table:style-name="ce14" office:value-type="string" calcext:value-type="string">
            <text:p>Tomáš</text:p>
          </table:table-cell>
          <table:table-cell table:style-name="ce22" office:value-type="date" office:date-value="1988-02-27" calcext:value-type="date">
            <text:p>27. 2. 1988</text:p>
          </table:table-cell>
          <table:table-cell table:style-name="ce14" office:value-type="string" calcext:value-type="string">
            <text:p>V.Jiříkovského 26, Ostrava</text:p>
          </table:table-cell>
          <table:table-cell table:style-name="ce14" office:value-type="string" calcext:value-type="string">
            <text:p>SK Bagbike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Nepraš</text:p>
          </table:table-cell>
          <table:table-cell table:style-name="ce14" office:value-type="string" calcext:value-type="string">
            <text:p>Karel</text:p>
          </table:table-cell>
          <table:table-cell table:style-name="ce22" office:value-type="date" office:date-value="1990-01-07" calcext:value-type="date">
            <text:p>7. 1. 1990</text:p>
          </table:table-cell>
          <table:table-cell table:style-name="ce14" office:value-type="string" calcext:value-type="string">
            <text:p>Brušperská 418, Stará Ves n.O., 739 23</text:p>
          </table:table-cell>
          <table:table-cell table:style-name="ce14" office:value-type="string" calcext:value-type="string">
            <text:p>ACK Stará Ves nad Ondřejnicí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Pavlíček </text:p>
          </table:table-cell>
          <table:table-cell table:style-name="ce14" office:value-type="string" calcext:value-type="string">
            <text:p>Vojtěch</text:p>
          </table:table-cell>
          <table:table-cell table:style-name="ce22" office:value-type="date" office:date-value="1997-10-16" calcext:value-type="date">
            <text:p>16. 10. 1997</text:p>
          </table:table-cell>
          <table:table-cell table:style-name="ce14" office:value-type="string" calcext:value-type="string">
            <text:p>Na Valech 5545, Ostrava-Třebovice, 722 00</text:p>
          </table:table-cell>
          <table:table-cell table:style-name="ce14" office:value-type="string" calcext:value-type="string">
            <text:p>ACK Stará Ves nad Ondřejnicí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Vávra </text:p>
          </table:table-cell>
          <table:table-cell table:style-name="ce14" office:value-type="string" calcext:value-type="string">
            <text:p>Marek</text:p>
          </table:table-cell>
          <table:table-cell table:style-name="ce22" office:value-type="date" office:date-value="1997-11-11" calcext:value-type="date">
            <text:p>11. 11. 1997</text:p>
          </table:table-cell>
          <table:table-cell table:style-name="ce14" office:value-type="string" calcext:value-type="string">
            <text:p>Panský Důl 438, Stará Ves n. O., 739 23</text:p>
          </table:table-cell>
          <table:table-cell table:style-name="ce14" office:value-type="string" calcext:value-type="string">
            <text:p>ACK Stará Ves nad Ondřejnicí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Schichel</text:p>
          </table:table-cell>
          <table:table-cell table:style-name="ce14" office:value-type="string" calcext:value-type="string">
            <text:p>Jakub</text:p>
          </table:table-cell>
          <table:table-cell table:style-name="ce22" office:value-type="date" office:date-value="1997-08-15" calcext:value-type="date">
            <text:p>15. 8. 1997</text:p>
          </table:table-cell>
          <table:table-cell table:style-name="ce14" office:value-type="string" calcext:value-type="string">
            <text:p>Za Dvorem 331/4, Ostrava-Plesná, 725 27</text:p>
          </table:table-cell>
          <table:table-cell table:style-name="ce14" office:value-type="string" calcext:value-type="string">
            <text:p>ACK Stará Ves nad Ondřejnicí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3" office:value-type="float" office:value="101" calcext:value-type="float">
            <text:p>101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Dužík</text:p>
          </table:table-cell>
          <table:table-cell table:style-name="ce12" office:value-type="string" calcext:value-type="string">
            <text:p>Josef</text:p>
          </table:table-cell>
          <table:table-cell table:style-name="ce19" office:value-type="date" office:date-value="1985-11-17" calcext:value-type="date">
            <text:p>17. 11. 1985</text:p>
          </table:table-cell>
          <table:table-cell table:style-name="ce12" office:value-type="string" calcext:value-type="string">
            <text:p>Bezručova 1770/5, Frýdek-Místek, 738 01</text:p>
          </table:table-cell>
          <table:table-cell table:style-name="ce12" office:value-type="string" calcext:value-type="string">
            <text:p>CK Continental Frenštát p. R. <text:s/>1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3" office:value-type="float" office:value="102" calcext:value-type="float">
            <text:p>102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Slavík</text:p>
          </table:table-cell>
          <table:table-cell table:style-name="ce12" office:value-type="string" calcext:value-type="string">
            <text:p>Jiří</text:p>
          </table:table-cell>
          <table:table-cell table:style-name="ce19" office:value-type="date" office:date-value="1979-03-16" calcext:value-type="date">
            <text:p>16. 3. 1979</text:p>
          </table:table-cell>
          <table:table-cell table:style-name="ce12" office:value-type="string" calcext:value-type="string">
            <text:p>Přestavlky 14, 750 02</text:p>
          </table:table-cell>
          <table:table-cell table:style-name="ce12" office:value-type="string" calcext:value-type="string">
            <text:p>FORCE KCK <text:s/>ZLÍN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5" office:value-type="float" office:value="104" calcext:value-type="float">
            <text:p>104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Bollo</text:p>
          </table:table-cell>
          <table:table-cell table:style-name="ce12" office:value-type="string" calcext:value-type="string">
            <text:p>Roman</text:p>
          </table:table-cell>
          <table:table-cell table:style-name="ce19" office:value-type="date" office:date-value="1981-05-01" calcext:value-type="date">
            <text:p>1. 5. 1981</text:p>
          </table:table-cell>
          <table:table-cell table:style-name="ce12" office:value-type="string" calcext:value-type="string">
            <text:p>Na Svobodě 3131, Ostrava-Martinov, 708 00</text:p>
          </table:table-cell>
          <table:table-cell table:style-name="ce12" office:value-type="string" calcext:value-type="string">
            <text:p>YOGI Racing Ostrava 1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3" office:value-type="float" office:value="105" calcext:value-type="float">
            <text:p>105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Dohnal</text:p>
          </table:table-cell>
          <table:table-cell table:style-name="ce12" office:value-type="string" calcext:value-type="string">
            <text:p>Tomáš</text:p>
          </table:table-cell>
          <table:table-cell table:style-name="ce19" office:value-type="date" office:date-value="1980-07-08" calcext:value-type="date">
            <text:p>8. 7. 1980</text:p>
          </table:table-cell>
          <table:table-cell table:style-name="ce12" office:value-type="string" calcext:value-type="string">
            <text:p>Nová ulice 498, Suchdol n.Odrou, 742 01</text:p>
          </table:table-cell>
          <table:table-cell table:style-name="ce12" office:value-type="string" calcext:value-type="string">
            <text:p>Cyklokramo Suchdol nad Odrou 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Ďurica</text:p>
          </table:table-cell>
          <table:table-cell table:style-name="ce11" office:value-type="string" calcext:value-type="string">
            <text:p>Jiří</text:p>
          </table:table-cell>
          <table:table-cell table:style-name="ce20" office:value-type="date" office:date-value="1980-07-11" calcext:value-type="date">
            <text:p>11. 7. 1980</text:p>
          </table:table-cell>
          <table:table-cell table:style-name="ce11" office:value-type="string" calcext:value-type="string">
            <text:p>J.Vrchlického 1467/40, Havířov, 736 01</text:p>
          </table:table-cell>
          <table:table-cell table:style-name="ce11"/>
          <table:table-cell table:style-name="ce12"/>
          <table:table-cell table:style-name="ce11" table:number-columns-repeated="1016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Foltýn</text:p>
          </table:table-cell>
          <table:table-cell table:style-name="ce12" office:value-type="string" calcext:value-type="string">
            <text:p>Jiří</text:p>
          </table:table-cell>
          <table:table-cell table:style-name="ce19" office:value-type="date" office:date-value="1982-07-23" calcext:value-type="date">
            <text:p>23. 7. 1982</text:p>
          </table:table-cell>
          <table:table-cell table:style-name="ce12" office:value-type="string" calcext:value-type="string">
            <text:p>Dětmarovice 175, 735 71</text:p>
          </table:table-cell>
          <table:table-cell table:style-name="ce12" office:value-type="string" calcext:value-type="string">
            <text:p>CK Kolík Hobby Bohumín B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Grigorescu</text:p>
          </table:table-cell>
          <table:table-cell table:style-name="ce13" office:value-type="string" calcext:value-type="string">
            <text:p>Lubor</text:p>
          </table:table-cell>
          <table:table-cell table:style-name="ce21" office:value-type="date" office:date-value="1981-02-07" calcext:value-type="date">
            <text:p>7. 2. 1981</text:p>
          </table:table-cell>
          <table:table-cell table:style-name="ce13" office:value-type="string" calcext:value-type="string">
            <text:p>Horní Dráhy 1840, Rožnov p. Radhoštěm, 756 61</text:p>
          </table:table-cell>
          <table:table-cell table:style-name="ce11"/>
          <table:table-cell table:style-name="ce12"/>
          <table:table-cell table:style-name="ce11" table:number-columns-repeated="1016"/>
        </table:table-row>
        <table:table-row table:style-name="ro2">
          <table:table-cell table:style-name="ce3" office:value-type="float" office:value="109" calcext:value-type="float">
            <text:p>109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Gruchala</text:p>
          </table:table-cell>
          <table:table-cell table:style-name="ce12" office:value-type="string" calcext:value-type="string">
            <text:p>Vojtěch</text:p>
          </table:table-cell>
          <table:table-cell table:style-name="ce19" office:value-type="date" office:date-value="1983-07-27" calcext:value-type="date">
            <text:p>27. 7. 1983</text:p>
          </table:table-cell>
          <table:table-cell table:style-name="ce12" office:value-type="string" calcext:value-type="string">
            <text:p>A.Hrdličky 1634/22, Ostrava-Poruba, 708 00</text:p>
          </table:table-cell>
          <table:table-cell table:style-name="ce12" office:value-type="string" calcext:value-type="string">
            <text:p>Lowell Pro Šafrata Team Bohumín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5" office:value-type="float" office:value="110" calcext:value-type="float">
            <text:p>110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Haltof</text:p>
          </table:table-cell>
          <table:table-cell table:style-name="ce11" office:value-type="string" calcext:value-type="string">
            <text:p>Aleš</text:p>
          </table:table-cell>
          <table:table-cell table:style-name="ce20" office:value-type="date" office:date-value="1983-05-19" calcext:value-type="date">
            <text:p>19. 5. 1983</text:p>
          </table:table-cell>
          <table:table-cell table:style-name="ce11" office:value-type="string" calcext:value-type="string">
            <text:p>Otakara Jeremiáše 1978/20, Ostrava, 708 00</text:p>
          </table:table-cell>
          <table:table-cell table:style-name="ce11" table:number-columns-repeated="1018"/>
        </table:table-row>
        <table:table-row table:style-name="ro2">
          <table:table-cell table:style-name="ce3" office:value-type="float" office:value="111" calcext:value-type="float">
            <text:p>111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einrich</text:p>
          </table:table-cell>
          <table:table-cell table:style-name="ce13" office:value-type="string" calcext:value-type="string">
            <text:p>Lukáš</text:p>
          </table:table-cell>
          <table:table-cell table:style-name="ce21" office:value-type="date" office:date-value="1979-07-07" calcext:value-type="date">
            <text:p>7. 7. 1979</text:p>
          </table:table-cell>
          <table:table-cell table:style-name="ce13" office:value-type="string" calcext:value-type="string">
            <text:p>E.Krásnohorské 13, Opava, 746 01</text:p>
          </table:table-cell>
          <table:table-cell table:style-name="ce13" office:value-type="string" calcext:value-type="string">
            <text:p>Cyklosport HF Opava-Bikestyle.cz</text:p>
          </table:table-cell>
          <table:table-cell table:style-name="ce11" table:number-columns-repeated="1017"/>
        </table:table-row>
        <table:table-row table:style-name="ro2">
          <table:table-cell table:style-name="ce3" office:value-type="float" office:value="112" calcext:value-type="float">
            <text:p>112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Hendrych</text:p>
          </table:table-cell>
          <table:table-cell table:style-name="ce11" office:value-type="string" calcext:value-type="string">
            <text:p>David</text:p>
          </table:table-cell>
          <table:table-cell table:style-name="ce20" office:value-type="date" office:date-value="1978-09-24" calcext:value-type="date">
            <text:p>24. 9. 1978</text:p>
          </table:table-cell>
          <table:table-cell table:style-name="ce11" office:value-type="string" calcext:value-type="string">
            <text:p>Staňkova 6, Opava, 747 06</text:p>
          </table:table-cell>
          <table:table-cell table:style-name="ce11" office:value-type="string" calcext:value-type="string">
            <text:p>Cyklosport HF Opava-Bikestyle.cz</text:p>
          </table:table-cell>
          <table:table-cell table:style-name="ce11" table:number-columns-repeated="1017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Hlawiczka</text:p>
          </table:table-cell>
          <table:table-cell table:style-name="ce12" office:value-type="string" calcext:value-type="string">
            <text:p>Martin</text:p>
          </table:table-cell>
          <table:table-cell table:style-name="ce19" office:value-type="date" office:date-value="1979-09-27" calcext:value-type="date">
            <text:p>27. 9. 1979</text:p>
          </table:table-cell>
          <table:table-cell table:style-name="ce12" office:value-type="string" calcext:value-type="string">
            <text:p>Dukelská 41, Český Těšín, 737 01</text:p>
          </table:table-cell>
          <table:table-cell table:style-name="ce12" office:value-type="string" calcext:value-type="string">
            <text:p>Skvělá kola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3" office:value-type="float" office:value="114" calcext:value-type="float">
            <text:p>114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Hradil</text:p>
          </table:table-cell>
          <table:table-cell table:style-name="ce12" office:value-type="string" calcext:value-type="string">
            <text:p>Jiří</text:p>
          </table:table-cell>
          <table:table-cell table:style-name="ce19" office:value-type="date" office:date-value="1986-02-19" calcext:value-type="date">
            <text:p>19. 2. 1986</text:p>
          </table:table-cell>
          <table:table-cell table:style-name="ce12" office:value-type="string" calcext:value-type="string">
            <text:p>Valachův Žleb 4890, Zlín, 760 05</text:p>
          </table:table-cell>
          <table:table-cell table:style-name="ce12" office:value-type="string" calcext:value-type="string">
            <text:p>FORCE KCK <text:s/>ZLÍN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3" office:value-type="float" office:value="115" calcext:value-type="float">
            <text:p>115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Hradil</text:p>
          </table:table-cell>
          <table:table-cell table:style-name="ce11" office:value-type="string" calcext:value-type="string">
            <text:p>Michal</text:p>
          </table:table-cell>
          <table:table-cell table:style-name="ce20" office:value-type="date" office:date-value="1987-09-07" calcext:value-type="date">
            <text:p>7. 9. 1987</text:p>
          </table:table-cell>
          <table:table-cell table:style-name="ce11" office:value-type="string" calcext:value-type="string">
            <text:p>Valachův Žleb 4890, Zlín, 760 05</text:p>
          </table:table-cell>
          <table:table-cell table:style-name="ce11" office:value-type="string" calcext:value-type="string">
            <text:p>FORCE KCK <text:s/>ZLÍN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3" office:value-type="float" office:value="116" calcext:value-type="float">
            <text:p>116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Chocholáč</text:p>
          </table:table-cell>
          <table:table-cell table:style-name="ce13" office:value-type="string" calcext:value-type="string">
            <text:p>Jiří</text:p>
          </table:table-cell>
          <table:table-cell table:style-name="ce20" office:value-type="date" office:date-value="1981-06-02" calcext:value-type="date">
            <text:p>2. 6. 1981</text:p>
          </table:table-cell>
          <table:table-cell table:style-name="ce13" office:value-type="string" calcext:value-type="string">
            <text:p>Zašovská 732,Valašské Meziříčí, 757 01</text:p>
          </table:table-cell>
          <table:table-cell table:style-name="ce13" office:value-type="string" calcext:value-type="string">
            <text:p>CC La´DRACO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Javorek</text:p>
          </table:table-cell>
          <table:table-cell table:style-name="ce12" office:value-type="string" calcext:value-type="string">
            <text:p>Petr</text:p>
          </table:table-cell>
          <table:table-cell table:style-name="ce19" office:value-type="date" office:date-value="1982-09-17" calcext:value-type="date">
            <text:p>17. 9. 1982</text:p>
          </table:table-cell>
          <table:table-cell table:style-name="ce12" office:value-type="string" calcext:value-type="string">
            <text:p>Ostravská 883, Frýdek-Místek, 738 01</text:p>
          </table:table-cell>
          <table:table-cell table:style-name="ce12" office:value-type="string" calcext:value-type="string">
            <text:p>CK Feso Petřvald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3" office:value-type="float" office:value="118" calcext:value-type="float">
            <text:p>118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Jurečka</text:p>
          </table:table-cell>
          <table:table-cell table:style-name="ce12" office:value-type="string" calcext:value-type="string">
            <text:p>Roman</text:p>
          </table:table-cell>
          <table:table-cell table:style-name="ce19" office:value-type="date" office:date-value="1978-05-14" calcext:value-type="date">
            <text:p>14. 5. 1978</text:p>
          </table:table-cell>
          <table:table-cell table:style-name="ce12" office:value-type="string" calcext:value-type="string">
            <text:p>Hájov 44, Příbor, 742 58</text:p>
          </table:table-cell>
          <table:table-cell table:style-name="ce12" office:value-type="string" calcext:value-type="string">
            <text:p>CK Continental Frenštát p. R. <text:s/>1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3" office:value-type="float" office:value="119" calcext:value-type="float">
            <text:p>119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Karmelita</text:p>
          </table:table-cell>
          <table:table-cell table:style-name="ce11" office:value-type="string" calcext:value-type="string">
            <text:p>Tomáš</text:p>
          </table:table-cell>
          <table:table-cell table:style-name="ce20" office:value-type="date" office:date-value="1978-03-30" calcext:value-type="date">
            <text:p>30. 3. 1978</text:p>
          </table:table-cell>
          <table:table-cell table:style-name="ce11" office:value-type="string" calcext:value-type="string">
            <text:p>Hřbitovní 4, Krnov, 794 01</text:p>
          </table:table-cell>
          <table:table-cell table:style-name="ce11" office:value-type="string" calcext:value-type="string">
            <text:p>Cyklosport HF Opava-Bikestyle.cz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Kozák</text:p>
          </table:table-cell>
          <table:table-cell table:style-name="ce12" office:value-type="string" calcext:value-type="string">
            <text:p>Pavel</text:p>
          </table:table-cell>
          <table:table-cell table:style-name="ce19" office:value-type="date" office:date-value="1984-04-09" calcext:value-type="date">
            <text:p>9. 4. 1984</text:p>
          </table:table-cell>
          <table:table-cell table:style-name="ce12" office:value-type="string" calcext:value-type="string">
            <text:p>Nová ulice 544, Suchdol n.Odrou, 742 01</text:p>
          </table:table-cell>
          <table:table-cell table:style-name="ce12" office:value-type="string" calcext:value-type="string">
            <text:p>Cyklokramo Suchdol nad Odrou 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3" office:value-type="float" office:value="121" calcext:value-type="float">
            <text:p>121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Krůpa</text:p>
          </table:table-cell>
          <table:table-cell table:style-name="ce11" office:value-type="string" calcext:value-type="string">
            <text:p>Zdeněk</text:p>
          </table:table-cell>
          <table:table-cell table:style-name="ce20" office:value-type="date" office:date-value="1982-04-29" calcext:value-type="date">
            <text:p>29. 4. 1982</text:p>
          </table:table-cell>
          <table:table-cell table:style-name="ce11" office:value-type="string" calcext:value-type="string">
            <text:p>Zášová 24, 756 51</text:p>
          </table:table-cell>
          <table:table-cell table:style-name="ce11" office:value-type="string" calcext:value-type="string">
            <text:p>CK Continental Frenštát p. R. <text:s/>2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Květoň</text:p>
          </table:table-cell>
          <table:table-cell table:style-name="ce11" office:value-type="string" calcext:value-type="string">
            <text:p>Jiří</text:p>
          </table:table-cell>
          <table:table-cell table:style-name="ce20" office:value-type="date" office:date-value="1984-07-28" calcext:value-type="date">
            <text:p>28. 7. 1984</text:p>
          </table:table-cell>
          <table:table-cell table:style-name="ce11" office:value-type="string" calcext:value-type="string">
            <text:p>Gregorova 36, Nový Jičín, 741 01</text:p>
          </table:table-cell>
          <table:table-cell table:style-name="ce11" office:value-type="string" calcext:value-type="string">
            <text:p>CC La´DRACO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Míra </text:p>
          </table:table-cell>
          <table:table-cell table:style-name="ce11" office:value-type="string" calcext:value-type="string">
            <text:p>Antonín</text:p>
          </table:table-cell>
          <table:table-cell table:style-name="ce20" office:value-type="date" office:date-value="1978-04-30" calcext:value-type="date">
            <text:p>30. 4. 1978</text:p>
          </table:table-cell>
          <table:table-cell table:style-name="ce11" office:value-type="string" calcext:value-type="string">
            <text:p>Dětmarovice 1322, 735 71</text:p>
          </table:table-cell>
          <table:table-cell table:style-name="ce11" office:value-type="string" calcext:value-type="string">
            <text:p>CK Orlík Orlová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Novák</text:p>
          </table:table-cell>
          <table:table-cell table:style-name="ce11" office:value-type="string" calcext:value-type="string">
            <text:p>Jakub</text:p>
          </table:table-cell>
          <table:table-cell table:style-name="ce20" office:value-type="date" office:date-value="1982-08-12" calcext:value-type="date">
            <text:p>12. 8. 1982</text:p>
          </table:table-cell>
          <table:table-cell table:style-name="ce11" office:value-type="string" calcext:value-type="string">
            <text:p>Cihelní 569, Markvartovice, 747 14</text:p>
          </table:table-cell>
          <table:table-cell table:style-name="ce11" office:value-type="string" calcext:value-type="string">
            <text:p>KILPI RACING TEAM OSTRAVA 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3" office:value-type="float" office:value="125" calcext:value-type="float">
            <text:p>125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Petřík</text:p>
          </table:table-cell>
          <table:table-cell table:style-name="ce12" office:value-type="string" calcext:value-type="string">
            <text:p>Zdeněk</text:p>
          </table:table-cell>
          <table:table-cell table:style-name="ce19" office:value-type="date" office:date-value="1980-01-15" calcext:value-type="date">
            <text:p>15. 1. 1980</text:p>
          </table:table-cell>
          <table:table-cell table:style-name="ce12" office:value-type="string" calcext:value-type="string">
            <text:p>Sovova 9, Krnov, 794 01</text:p>
          </table:table-cell>
          <table:table-cell table:style-name="ce12" office:value-type="string" calcext:value-type="string">
            <text:p>Cyklosport HF Opava-Bikestyle.cz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Sekanina</text:p>
          </table:table-cell>
          <table:table-cell table:style-name="ce11" office:value-type="string" calcext:value-type="string">
            <text:p>Petr</text:p>
          </table:table-cell>
          <table:table-cell table:style-name="ce20" office:value-type="date" office:date-value="1980-04-30" calcext:value-type="date">
            <text:p>30. 4. 1980</text:p>
          </table:table-cell>
          <table:table-cell table:style-name="ce11" office:value-type="string" calcext:value-type="string">
            <text:p>Česká 21, Krnov, 794 01</text:p>
          </table:table-cell>
          <table:table-cell table:style-name="ce11" office:value-type="string" calcext:value-type="string">
            <text:p>Cyklosport HF Opava-Bikestyle.cz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Stančík</text:p>
          </table:table-cell>
          <table:table-cell table:style-name="ce11" office:value-type="string" calcext:value-type="string">
            <text:p>Martin</text:p>
          </table:table-cell>
          <table:table-cell table:style-name="ce20" office:value-type="date" office:date-value="1982-01-29" calcext:value-type="date">
            <text:p>29. 1. 1982</text:p>
          </table:table-cell>
          <table:table-cell table:style-name="ce11" office:value-type="string" calcext:value-type="string">
            <text:p>Výškovická 153, Ostrava, 700 30</text:p>
          </table:table-cell>
          <table:table-cell table:style-name="ce11" office:value-type="string" calcext:value-type="string">
            <text:p>CK Continental Frenštát p. R. <text:s/>1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Uvíra</text:p>
          </table:table-cell>
          <table:table-cell table:style-name="ce12" office:value-type="string" calcext:value-type="string">
            <text:p>Václav</text:p>
          </table:table-cell>
          <table:table-cell table:style-name="ce19" office:value-type="date" office:date-value="1981-01-15" calcext:value-type="date">
            <text:p>15. 1. 1981</text:p>
          </table:table-cell>
          <table:table-cell table:style-name="ce12" office:value-type="string" calcext:value-type="string">
            <text:p>Obecní <text:s/>512, Albrechtice, 735 43 </text:p>
          </table:table-cell>
          <table:table-cell table:style-name="ce12" office:value-type="string" calcext:value-type="string">
            <text:p>CK Orlík Orlová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3" office:value-type="float" office:value="129" calcext:value-type="float">
            <text:p>129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Zábranský</text:p>
          </table:table-cell>
          <table:table-cell table:style-name="ce11" office:value-type="string" calcext:value-type="string">
            <text:p>Milan</text:p>
          </table:table-cell>
          <table:table-cell table:style-name="ce20" office:value-type="date" office:date-value="1986-07-07" calcext:value-type="date">
            <text:p>7. 7. 1986</text:p>
          </table:table-cell>
          <table:table-cell table:style-name="ce11" office:value-type="string" calcext:value-type="string">
            <text:p>Lískovecká 2868, Frýdek-Místek, 738 01</text:p>
          </table:table-cell>
          <table:table-cell table:style-name="ce11" office:value-type="string" calcext:value-type="string">
            <text:p>CK Continental Frenštát p. R. <text:s/>2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5" office:value-type="float" office:value="130" calcext:value-type="float">
            <text:p>130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Neset</text:p>
          </table:table-cell>
          <table:table-cell table:style-name="ce11" office:value-type="string" calcext:value-type="string">
            <text:p>Jan</text:p>
          </table:table-cell>
          <table:table-cell table:style-name="ce20" office:value-type="date" office:date-value="1986-09-09" calcext:value-type="date">
            <text:p>9. 9. 1986</text:p>
          </table:table-cell>
          <table:table-cell table:style-name="ce11" office:value-type="string" calcext:value-type="string">
            <text:p>Zahradní 477, Litovel, 784 01</text:p>
          </table:table-cell>
          <table:table-cell table:style-name="ce11" office:value-type="string" calcext:value-type="string">
            <text:p>IN-LIFE Cycling Team/Puskinak.cz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6" office:value-type="float" office:value="131" calcext:value-type="float">
            <text:p>131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Holub</text:p>
          </table:table-cell>
          <table:table-cell table:style-name="ce14" office:value-type="string" calcext:value-type="string">
            <text:p>Milan</text:p>
          </table:table-cell>
          <table:table-cell table:style-name="ce22" office:value-type="date" office:date-value="1982-02-27" calcext:value-type="date">
            <text:p>27. 2. 1982</text:p>
          </table:table-cell>
          <table:table-cell table:style-name="ce14" office:value-type="string" calcext:value-type="string">
            <text:p>Ostrava</text:p>
          </table:table-cell>
          <table:table-cell table:style-name="ce14" office:value-type="string" calcext:value-type="string">
            <text:p>SK Bagbike</text:p>
          </table:table-cell>
          <table:table-cell table:style-name="ce12" table:number-columns-repeated="1017"/>
        </table:table-row>
        <table:table-row table:style-name="ro2">
          <table:table-cell table:style-name="ce7" office:value-type="float" office:value="132" calcext:value-type="float">
            <text:p>132</text:p>
          </table:table-cell>
          <table:table-cell table:style-name="ce15" office:value-type="string" calcext:value-type="string">
            <text:p>B</text:p>
          </table:table-cell>
          <table:table-cell table:style-name="ce18" office:value-type="string" calcext:value-type="string">
            <text:p>Fryc</text:p>
          </table:table-cell>
          <table:table-cell table:style-name="ce18" office:value-type="string" calcext:value-type="string">
            <text:p>Bohdan</text:p>
          </table:table-cell>
          <table:table-cell table:style-name="ce23" office:value-type="date" office:date-value="1976-03-29" calcext:value-type="date">
            <text:p>29. 3. 1976</text:p>
          </table:table-cell>
          <table:table-cell table:style-name="ce18" office:value-type="string" calcext:value-type="string">
            <text:p>Mjr.Nováka 22, Ostrava, 700 30</text:p>
          </table:table-cell>
          <table:table-cell table:style-name="ce18" office:value-type="string" calcext:value-type="string">
            <text:p>KILPI RACING TEAM OSTRAVA </text:p>
          </table:table-cell>
          <table:table-cell table:style-name="ce11" table:number-columns-repeated="1017"/>
        </table:table-row>
        <table:table-row table:style-name="ro2">
          <table:table-cell table:style-name="ce3" office:value-type="float" office:value="202" calcext:value-type="float">
            <text:p>202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Galuška</text:p>
          </table:table-cell>
          <table:table-cell table:style-name="ce12" office:value-type="string" calcext:value-type="string">
            <text:p>Tomáš</text:p>
          </table:table-cell>
          <table:table-cell table:style-name="ce19" office:value-type="date" office:date-value="1970-06-30" calcext:value-type="date">
            <text:p>30. 6. 1970</text:p>
          </table:table-cell>
          <table:table-cell table:style-name="ce12" office:value-type="string" calcext:value-type="string">
            <text:p>Opavská 1110, Ostrava, 708 00</text:p>
          </table:table-cell>
          <table:table-cell table:style-name="ce12" office:value-type="string" calcext:value-type="string">
            <text:p>FORCE KCK <text:s/>ZLÍN</text:p>
          </table:table-cell>
          <table:table-cell table:style-name="ce11" table:number-columns-repeated="1017"/>
        </table:table-row>
        <table:table-row table:style-name="ro2">
          <table:table-cell table:style-name="ce5" office:value-type="float" office:value="203" calcext:value-type="float">
            <text:p>203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Machotka</text:p>
          </table:table-cell>
          <table:table-cell table:style-name="ce12" office:value-type="string" calcext:value-type="string">
            <text:p>Karel</text:p>
          </table:table-cell>
          <table:table-cell table:style-name="ce19" office:value-type="date" office:date-value="1973-12-17" calcext:value-type="date">
            <text:p>17. 12. 1973</text:p>
          </table:table-cell>
          <table:table-cell table:style-name="ce12" office:value-type="string" calcext:value-type="string">
            <text:p>Sokolovská 1339, Ostrava-Poruba, 708 00</text:p>
          </table:table-cell>
          <table:table-cell table:style-name="ce12" office:value-type="string" calcext:value-type="string">
            <text:p>YOGI Racing Ostrava 1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3" office:value-type="float" office:value="204" calcext:value-type="float">
            <text:p>204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Babán</text:p>
          </table:table-cell>
          <table:table-cell table:style-name="ce12" office:value-type="string" calcext:value-type="string">
            <text:p>Marcel</text:p>
          </table:table-cell>
          <table:table-cell table:style-name="ce19" office:value-type="date" office:date-value="1976-05-28" calcext:value-type="date">
            <text:p>28. 5. 1976</text:p>
          </table:table-cell>
          <table:table-cell table:style-name="ce12" office:value-type="string" calcext:value-type="string">
            <text:p>Střítež 132, 739 59</text:p>
          </table:table-cell>
          <table:table-cell table:style-name="ce12" office:value-type="string" calcext:value-type="string">
            <text:p>Cykloservis MB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3" office:value-type="float" office:value="205" calcext:value-type="float">
            <text:p>205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Beníček</text:p>
          </table:table-cell>
          <table:table-cell table:style-name="ce11" office:value-type="string" calcext:value-type="string">
            <text:p>Tomáš</text:p>
          </table:table-cell>
          <table:table-cell table:style-name="ce20" office:value-type="date" office:date-value="1975-04-25" calcext:value-type="date">
            <text:p>25. 4. 1975</text:p>
          </table:table-cell>
          <table:table-cell table:style-name="ce11" office:value-type="string" calcext:value-type="string">
            <text:p>Wolkerova 1597, Frýdek-Místek, 738 01</text:p>
          </table:table-cell>
          <table:table-cell table:style-name="ce11" office:value-type="string" calcext:value-type="string">
            <text:p>CK Continental Frenštát p. R. <text:s/>2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Buchal</text:p>
          </table:table-cell>
          <table:table-cell table:style-name="ce13" office:value-type="string" calcext:value-type="string">
            <text:p>Ivo</text:p>
          </table:table-cell>
          <table:table-cell table:style-name="ce21" office:value-type="date" office:date-value="1971-08-28" calcext:value-type="date">
            <text:p>28. 8. 1971</text:p>
          </table:table-cell>
          <table:table-cell table:style-name="ce13" office:value-type="string" calcext:value-type="string">
            <text:p>Cholevova 1458/23, Ostrava, 700 30</text:p>
          </table:table-cell>
          <table:table-cell table:style-name="ce13" office:value-type="string" calcext:value-type="string">
            <text:p>Racing Olešná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Cienciala</text:p>
          </table:table-cell>
          <table:table-cell table:style-name="ce11" office:value-type="string" calcext:value-type="string">
            <text:p>Bronislav</text:p>
          </table:table-cell>
          <table:table-cell table:style-name="ce20" office:value-type="date" office:date-value="1970-10-11" calcext:value-type="date">
            <text:p>11. 10. 1970</text:p>
          </table:table-cell>
          <table:table-cell table:style-name="ce11" office:value-type="string" calcext:value-type="string">
            <text:p>Hrabinská 1507/25 av, Český Těšín, 737 01</text:p>
          </table:table-cell>
          <table:table-cell table:style-name="ce11" office:value-type="string" calcext:value-type="string">
            <text:p>TJ TŽ Třinec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3" office:value-type="float" office:value="208" calcext:value-type="float">
            <text:p>208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Červený</text:p>
          </table:table-cell>
          <table:table-cell table:style-name="ce12" office:value-type="string" calcext:value-type="string">
            <text:p>Lukáš</text:p>
          </table:table-cell>
          <table:table-cell table:style-name="ce19" office:value-type="date" office:date-value="1975-09-22" calcext:value-type="date">
            <text:p>22. 9. 1975</text:p>
          </table:table-cell>
          <table:table-cell table:style-name="ce12" office:value-type="string" calcext:value-type="string">
            <text:p>Stavbařů 2202, Karviná-Mizerov, 734 01</text:p>
          </table:table-cell>
          <table:table-cell table:style-name="ce12" office:value-type="string" calcext:value-type="string">
            <text:p>Cykloservis MB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3" office:value-type="float" office:value="209" calcext:value-type="float">
            <text:p>209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Dohnal</text:p>
          </table:table-cell>
          <table:table-cell table:style-name="ce11" office:value-type="string" calcext:value-type="string">
            <text:p>Blahoš</text:p>
          </table:table-cell>
          <table:table-cell table:style-name="ce20" office:value-type="date" office:date-value="1972-02-02" calcext:value-type="date">
            <text:p>2. 2. 1972</text:p>
          </table:table-cell>
          <table:table-cell table:style-name="ce11" office:value-type="string" calcext:value-type="string">
            <text:p>Vrchlického 19, Krnov, 794 01</text:p>
          </table:table-cell>
          <table:table-cell table:style-name="ce11" office:value-type="string" calcext:value-type="string">
            <text:p>Cyklistika pro všechny Krnov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3" office:value-type="float" office:value="210" calcext:value-type="float">
            <text:p>210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Fierla</text:p>
          </table:table-cell>
          <table:table-cell table:style-name="ce12" office:value-type="string" calcext:value-type="string">
            <text:p>Jan</text:p>
          </table:table-cell>
          <table:table-cell table:style-name="ce19" office:value-type="date" office:date-value="1969-10-26" calcext:value-type="date">
            <text:p>26. 10. 1969</text:p>
          </table:table-cell>
          <table:table-cell table:style-name="ce12" office:value-type="string" calcext:value-type="string">
            <text:p>Klášterní <text:s/>580, Orlová-Město, 735 11</text:p>
          </table:table-cell>
          <table:table-cell table:style-name="ce12" office:value-type="string" calcext:value-type="string">
            <text:p>CK Feso Petřvald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3" office:value-type="float" office:value="212" calcext:value-type="float">
            <text:p>212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Galatík</text:p>
          </table:table-cell>
          <table:table-cell table:style-name="ce12" office:value-type="string" calcext:value-type="string">
            <text:p>Roman</text:p>
          </table:table-cell>
          <table:table-cell table:style-name="ce19" office:value-type="date" office:date-value="1977-02-22" calcext:value-type="date">
            <text:p>22. 2. 1977</text:p>
          </table:table-cell>
          <table:table-cell table:style-name="ce12" office:value-type="string" calcext:value-type="string">
            <text:p>Rožnovská 1183, Frenštát p.R. 744 01</text:p>
          </table:table-cell>
          <table:table-cell table:style-name="ce12" office:value-type="string" calcext:value-type="string">
            <text:p>CK Continental Frenštát p. R. <text:s/>1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2" office:value-type="float" office:value="213" calcext:value-type="float">
            <text:p>213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Gierc</text:p>
          </table:table-cell>
          <table:table-cell table:style-name="ce12" office:value-type="string" calcext:value-type="string">
            <text:p>David</text:p>
          </table:table-cell>
          <table:table-cell table:style-name="ce19" office:value-type="date" office:date-value="1975-10-29" calcext:value-type="date">
            <text:p>29. 10. 1975</text:p>
          </table:table-cell>
          <table:table-cell table:style-name="ce12" office:value-type="string" calcext:value-type="string">
            <text:p>U Rybníka 1271/1, Ostrava-Radvanice, 716 00</text:p>
          </table:table-cell>
          <table:table-cell table:style-name="ce12" table:number-columns-repeated="2"/>
          <table:table-cell table:style-name="ce11" table:number-columns-repeated="1016"/>
        </table:table-row>
        <table:table-row table:style-name="ro2">
          <table:table-cell table:style-name="ce3" office:value-type="float" office:value="214" calcext:value-type="float">
            <text:p>214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Holona</text:p>
          </table:table-cell>
          <table:table-cell table:style-name="ce12" office:value-type="string" calcext:value-type="string">
            <text:p>Martin</text:p>
          </table:table-cell>
          <table:table-cell table:style-name="ce19" office:value-type="date" office:date-value="1977-07-10" calcext:value-type="date">
            <text:p>10. 7. 1977</text:p>
          </table:table-cell>
          <table:table-cell table:style-name="ce12" office:value-type="string" calcext:value-type="string">
            <text:p>Resslova 1079, Ostrava, 708 00</text:p>
          </table:table-cell>
          <table:table-cell table:style-name="ce12" office:value-type="string" calcext:value-type="string">
            <text:p>COBRAM TEAM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3" office:value-type="float" office:value="215" calcext:value-type="float">
            <text:p>215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Janota</text:p>
          </table:table-cell>
          <table:table-cell table:style-name="ce11" office:value-type="string" calcext:value-type="string">
            <text:p>Miroslav</text:p>
          </table:table-cell>
          <table:table-cell table:style-name="ce20" office:value-type="date" office:date-value="1977-02-19" calcext:value-type="date">
            <text:p>19. 2. 1977</text:p>
          </table:table-cell>
          <table:table-cell table:style-name="ce11" office:value-type="string" calcext:value-type="string">
            <text:p>Hradecká 254, Lukov, 763 17</text:p>
          </table:table-cell>
          <table:table-cell table:style-name="ce11" office:value-type="string" calcext:value-type="string">
            <text:p>CK Kolík Hobby Bohumín A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3" office:value-type="float" office:value="216" calcext:value-type="float">
            <text:p>216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Kaiser</text:p>
          </table:table-cell>
          <table:table-cell table:style-name="ce12" office:value-type="string" calcext:value-type="string">
            <text:p>Zdeněk</text:p>
          </table:table-cell>
          <table:table-cell table:style-name="ce19" office:value-type="date" office:date-value="1970-07-16" calcext:value-type="date">
            <text:p>16. 7. 1970</text:p>
          </table:table-cell>
          <table:table-cell table:style-name="ce12" office:value-type="string" calcext:value-type="string">
            <text:p>Petrovice u Karviné 618, 735 72</text:p>
          </table:table-cell>
          <table:table-cell table:style-name="ce12" office:value-type="string" calcext:value-type="string">
            <text:p>KILPI RACING TEAM OSTRAVA 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2" office:value-type="float" office:value="217" calcext:value-type="float">
            <text:p>217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Karásek</text:p>
          </table:table-cell>
          <table:table-cell table:style-name="ce11" office:value-type="string" calcext:value-type="string">
            <text:p>Jiří</text:p>
          </table:table-cell>
          <table:table-cell table:style-name="ce20" office:value-type="date" office:date-value="1973-04-23" calcext:value-type="date">
            <text:p>23. 4. 1973</text:p>
          </table:table-cell>
          <table:table-cell table:style-name="ce11" office:value-type="string" calcext:value-type="string">
            <text:p>Baška 47, 739 41</text:p>
          </table:table-cell>
          <table:table-cell table:style-name="ce11" office:value-type="string" calcext:value-type="string">
            <text:p>Racing Olešná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3" office:value-type="float" office:value="218" calcext:value-type="float">
            <text:p>218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Kubala</text:p>
          </table:table-cell>
          <table:table-cell table:style-name="ce12" office:value-type="string" calcext:value-type="string">
            <text:p>Janusz</text:p>
          </table:table-cell>
          <table:table-cell table:style-name="ce19" office:value-type="date" office:date-value="1973-06-24" calcext:value-type="date">
            <text:p>24. 6. 1973</text:p>
          </table:table-cell>
          <table:table-cell table:style-name="ce12" office:value-type="string" calcext:value-type="string">
            <text:p>Družstevní 1962, Karviná, 733 01</text:p>
          </table:table-cell>
          <table:table-cell table:style-name="ce12" office:value-type="string" calcext:value-type="string">
            <text:p>Cykloservis MB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2" office:value-type="float" office:value="219" calcext:value-type="float">
            <text:p>219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Mitrenga</text:p>
          </table:table-cell>
          <table:table-cell table:style-name="ce12" office:value-type="string" calcext:value-type="string">
            <text:p>Petr</text:p>
          </table:table-cell>
          <table:table-cell table:style-name="ce19" office:value-type="date" office:date-value="1977-07-06" calcext:value-type="date">
            <text:p>6. 7. 1977</text:p>
          </table:table-cell>
          <table:table-cell table:style-name="ce12" office:value-type="string" calcext:value-type="string">
            <text:p>Bezručova 32, Český Těšín, 737 01</text:p>
          </table:table-cell>
          <table:table-cell table:style-name="ce12" office:value-type="string" calcext:value-type="string">
            <text:p>Skvělá kola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Onderka</text:p>
          </table:table-cell>
          <table:table-cell table:style-name="ce11" office:value-type="string" calcext:value-type="string">
            <text:p>Milan</text:p>
          </table:table-cell>
          <table:table-cell table:style-name="ce20" office:value-type="date" office:date-value="1972-09-07" calcext:value-type="date">
            <text:p>7. 9. 1972</text:p>
          </table:table-cell>
          <table:table-cell table:style-name="ce11" office:value-type="string" calcext:value-type="string">
            <text:p>Opavská 6, Kravaře, 747 21</text:p>
          </table:table-cell>
          <table:table-cell table:style-name="ce11" office:value-type="string" calcext:value-type="string">
            <text:p>YOGI Racing Ostrava 1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Pecha</text:p>
          </table:table-cell>
          <table:table-cell table:style-name="ce11" office:value-type="string" calcext:value-type="string">
            <text:p>Martin</text:p>
          </table:table-cell>
          <table:table-cell table:style-name="ce20" office:value-type="date" office:date-value="1971-11-04" calcext:value-type="date">
            <text:p>4. 11. 1971</text:p>
          </table:table-cell>
          <table:table-cell table:style-name="ce11" office:value-type="string" calcext:value-type="string">
            <text:p>Hodslavice 385, Nový Jičín, 742 71</text:p>
          </table:table-cell>
          <table:table-cell table:style-name="ce11" office:value-type="string" calcext:value-type="string">
            <text:p>KILPI RACING TEAM OSTRAVA 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Pietrzyk</text:p>
          </table:table-cell>
          <table:table-cell table:style-name="ce12" office:value-type="string" calcext:value-type="string">
            <text:p>Vratislav</text:p>
          </table:table-cell>
          <table:table-cell table:style-name="ce19" office:value-type="date" office:date-value="1976-02-05" calcext:value-type="date">
            <text:p>5. 2. 1976</text:p>
          </table:table-cell>
          <table:table-cell table:style-name="ce12" office:value-type="string" calcext:value-type="string">
            <text:p>Vělopolí 81, 739 59</text:p>
          </table:table-cell>
          <table:table-cell table:style-name="ce12" office:value-type="string" calcext:value-type="string">
            <text:p>Skvělá kola 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3" office:value-type="float" office:value="223" calcext:value-type="float">
            <text:p>223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Podlesný </text:p>
          </table:table-cell>
          <table:table-cell table:style-name="ce11" office:value-type="string" calcext:value-type="string">
            <text:p>Petr</text:p>
          </table:table-cell>
          <table:table-cell table:style-name="ce20" office:value-type="date" office:date-value="1972-02-10" calcext:value-type="date">
            <text:p>10. 2. 1972</text:p>
          </table:table-cell>
          <table:table-cell table:style-name="ce11" office:value-type="string" calcext:value-type="string">
            <text:p>Osvobození 865, Orlová-Lutyně, 735 14</text:p>
          </table:table-cell>
          <table:table-cell table:style-name="ce11" office:value-type="string" calcext:value-type="string">
            <text:p>CK Orlík Orlová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3" office:value-type="float" office:value="224" calcext:value-type="float">
            <text:p>224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Sedlář</text:p>
          </table:table-cell>
          <table:table-cell table:style-name="ce11" office:value-type="string" calcext:value-type="string">
            <text:p>Milan</text:p>
          </table:table-cell>
          <table:table-cell table:style-name="ce20" office:value-type="date" office:date-value="1971-05-18" calcext:value-type="date">
            <text:p>18. 5. 1971</text:p>
          </table:table-cell>
          <table:table-cell table:style-name="ce11" office:value-type="string" calcext:value-type="string">
            <text:p>U Trojáku 4647, Zlín, 760 05</text:p>
          </table:table-cell>
          <table:table-cell table:style-name="ce11" office:value-type="string" calcext:value-type="string">
            <text:p>FORCE KCK ZLÍN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Schnerch</text:p>
          </table:table-cell>
          <table:table-cell table:style-name="ce12" office:value-type="string" calcext:value-type="string">
            <text:p>Martin</text:p>
          </table:table-cell>
          <table:table-cell table:style-name="ce19" office:value-type="date" office:date-value="1975-02-16" calcext:value-type="date">
            <text:p>16. 2. 1975</text:p>
          </table:table-cell>
          <table:table-cell table:style-name="ce12" office:value-type="string" calcext:value-type="string">
            <text:p>Komenského 653, Ostrava, 708 00</text:p>
          </table:table-cell>
          <table:table-cell table:style-name="ce12" office:value-type="string" calcext:value-type="string">
            <text:p>Skvělá kola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Sieja</text:p>
          </table:table-cell>
          <table:table-cell table:style-name="ce11" office:value-type="string" calcext:value-type="string">
            <text:p>Jiří</text:p>
          </table:table-cell>
          <table:table-cell table:style-name="ce20" office:value-type="date" office:date-value="1973-08-12" calcext:value-type="date">
            <text:p>12. 8. 1973</text:p>
          </table:table-cell>
          <table:table-cell table:style-name="ce11" office:value-type="string" calcext:value-type="string">
            <text:p>Langerova 861, Klimkovice, 742 83</text:p>
          </table:table-cell>
          <table:table-cell table:style-name="ce11" office:value-type="string" calcext:value-type="string">
            <text:p>YOGI Racing Ostrava 2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3" office:value-type="float" office:value="227" calcext:value-type="float">
            <text:p>227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Staněk</text:p>
          </table:table-cell>
          <table:table-cell table:style-name="ce12" office:value-type="string" calcext:value-type="string">
            <text:p>Pavel</text:p>
          </table:table-cell>
          <table:table-cell table:style-name="ce19" office:value-type="date" office:date-value="1977-08-22" calcext:value-type="date">
            <text:p>22. 8. 1977</text:p>
          </table:table-cell>
          <table:table-cell table:style-name="ce12" office:value-type="string" calcext:value-type="string">
            <text:p>Petřvald 263, 742 60</text:p>
          </table:table-cell>
          <table:table-cell table:style-name="ce12" office:value-type="string" calcext:value-type="string">
            <text:p>Cyklosport Přikryl Stará Ves n. Ondřejnicí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3" office:value-type="float" office:value="228" calcext:value-type="float">
            <text:p>228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Swaczyna</text:p>
          </table:table-cell>
          <table:table-cell table:style-name="ce11" office:value-type="string" calcext:value-type="string">
            <text:p>Patrik</text:p>
          </table:table-cell>
          <table:table-cell table:style-name="ce20" office:value-type="date" office:date-value="1973-08-27" calcext:value-type="date">
            <text:p>27. 8. 1973</text:p>
          </table:table-cell>
          <table:table-cell table:style-name="ce11" office:value-type="string" calcext:value-type="string">
            <text:p>Zelená 9/1554, Český Těšín, 737 01</text:p>
          </table:table-cell>
          <table:table-cell table:style-name="ce11" office:value-type="string" calcext:value-type="string">
            <text:p>CK Feso Petřvald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2" office:value-type="float" office:value="229" calcext:value-type="float">
            <text:p>229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Zámečník</text:p>
          </table:table-cell>
          <table:table-cell table:style-name="ce11" office:value-type="string" calcext:value-type="string">
            <text:p>Ivo</text:p>
          </table:table-cell>
          <table:table-cell table:style-name="ce20" office:value-type="date" office:date-value="1973-11-14" calcext:value-type="date">
            <text:p>14. 11. 1973</text:p>
          </table:table-cell>
          <table:table-cell table:style-name="ce11" office:value-type="string" calcext:value-type="string">
            <text:p>Pod Zahrady 795, Uherské Hradiště, 686 05</text:p>
          </table:table-cell>
          <table:table-cell table:style-name="ce11" office:value-type="string" calcext:value-type="string">
            <text:p>CC La´DRACO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4" office:value-type="float" office:value="230" calcext:value-type="float">
            <text:p>230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Hrubý</text:p>
          </table:table-cell>
          <table:table-cell table:style-name="ce14" office:value-type="string" calcext:value-type="string">
            <text:p>Martin</text:p>
          </table:table-cell>
          <table:table-cell table:style-name="ce22" office:value-type="date" office:date-value="1968-05-23" calcext:value-type="date">
            <text:p>23. 5. 1968</text:p>
          </table:table-cell>
          <table:table-cell table:style-name="ce14" office:value-type="string" calcext:value-type="string">
            <text:p>Vinohradská 1, Hlučín, 748 01</text:p>
          </table:table-cell>
          <table:table-cell table:style-name="ce14" office:value-type="string" calcext:value-type="string">
            <text:p>SK Bagbike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8" office:value-type="float" office:value="231" calcext:value-type="float">
            <text:p>231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Pytel</text:p>
          </table:table-cell>
          <table:table-cell table:style-name="ce16" office:value-type="string" calcext:value-type="string">
            <text:p>Jaromír</text:p>
          </table:table-cell>
          <table:table-cell table:style-name="ce24" office:value-type="date" office:date-value="1975-09-18" calcext:value-type="date">
            <text:p>18. 9. 1975</text:p>
          </table:table-cell>
          <table:table-cell table:style-name="ce16" office:value-type="string" calcext:value-type="string">
            <text:p>29.Dubna 23, Ostrava, 700 30</text:p>
          </table:table-cell>
          <table:table-cell table:style-name="ce16" office:value-type="string" calcext:value-type="string">
            <text:p>SK Bagbike 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8" office:value-type="float" office:value="232" calcext:value-type="float">
            <text:p>232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Blahut</text:p>
          </table:table-cell>
          <table:table-cell table:style-name="ce16" office:value-type="string" calcext:value-type="string">
            <text:p>Radek</text:p>
          </table:table-cell>
          <table:table-cell table:style-name="ce24" office:value-type="date" office:date-value="1973-09-15" calcext:value-type="date">
            <text:p>15. 9. 1973</text:p>
          </table:table-cell>
          <table:table-cell table:style-name="ce16" office:value-type="string" calcext:value-type="string">
            <text:p>Dr.Šavrdy 3021/9, Ostrava, 700 30</text:p>
          </table:table-cell>
          <table:table-cell table:style-name="ce16" office:value-type="string" calcext:value-type="string">
            <text:p>SK Cykloblahut Maxbike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8" office:value-type="float" office:value="233" calcext:value-type="float">
            <text:p>233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Sedláček</text:p>
          </table:table-cell>
          <table:table-cell table:style-name="ce16" office:value-type="string" calcext:value-type="string">
            <text:p>Dan</text:p>
          </table:table-cell>
          <table:table-cell table:style-name="ce24" office:value-type="date" office:date-value="1975-06-16" calcext:value-type="date">
            <text:p>16. 6. 1975</text:p>
          </table:table-cell>
          <table:table-cell table:style-name="ce16" office:value-type="string" calcext:value-type="string">
            <text:p>Heyrovského 7, Olomouc, 779 00</text:p>
          </table:table-cell>
          <table:table-cell table:style-name="ce16" office:value-type="string" calcext:value-type="string">
            <text:p>IN-LIFE Cycling Team/Puskinak.cz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2" office:value-type="float" office:value="301" calcext:value-type="float">
            <text:p>301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Pelc</text:p>
          </table:table-cell>
          <table:table-cell table:style-name="ce12" office:value-type="string" calcext:value-type="string">
            <text:p>Ladislav</text:p>
          </table:table-cell>
          <table:table-cell table:style-name="ce19" office:value-type="date" office:date-value="1958-02-16" calcext:value-type="date">
            <text:p>16. 2. 1958</text:p>
          </table:table-cell>
          <table:table-cell table:style-name="ce12" office:value-type="string" calcext:value-type="string">
            <text:p>Borová 1696, Rožnov p.Radhoštěm, 756 61</text:p>
          </table:table-cell>
          <table:table-cell table:style-name="ce12" office:value-type="string" calcext:value-type="string">
            <text:p>FORCE KCK <text:s/>ZLÍN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2" office:value-type="float" office:value="302" calcext:value-type="float">
            <text:p>302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atinský</text:p>
          </table:table-cell>
          <table:table-cell table:style-name="ce12" office:value-type="string" calcext:value-type="string">
            <text:p>Alexandr</text:p>
          </table:table-cell>
          <table:table-cell table:style-name="ce19" office:value-type="date" office:date-value="1963-03-31" calcext:value-type="date">
            <text:p>31. 3. 1963</text:p>
          </table:table-cell>
          <table:table-cell table:style-name="ce12" office:value-type="string" calcext:value-type="string">
            <text:p>Dvorní 755, Ostrava-Poruba, 708 00</text:p>
          </table:table-cell>
          <table:table-cell table:style-name="ce12" office:value-type="string" calcext:value-type="string">
            <text:p>YOGI Racing Ostrava 1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2" office:value-type="float" office:value="304" calcext:value-type="float">
            <text:p>304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Beneš</text:p>
          </table:table-cell>
          <table:table-cell table:style-name="ce12" office:value-type="string" calcext:value-type="string">
            <text:p>Petr</text:p>
          </table:table-cell>
          <table:table-cell table:style-name="ce19" office:value-type="date" office:date-value="1965-03-24" calcext:value-type="date">
            <text:p>24. 3. 1965</text:p>
          </table:table-cell>
          <table:table-cell table:style-name="ce12" office:value-type="string" calcext:value-type="string">
            <text:p>Hasičská 3030, Frýdek-Místek, 738 01</text:p>
          </table:table-cell>
          <table:table-cell table:style-name="ce12" office:value-type="string" calcext:value-type="string">
            <text:p>YOGI Racing Ostrava 1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5" office:value-type="float" office:value="305" calcext:value-type="float">
            <text:p>305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Boszczyk</text:p>
          </table:table-cell>
          <table:table-cell table:style-name="ce12" office:value-type="string" calcext:value-type="string">
            <text:p>Norbert</text:p>
          </table:table-cell>
          <table:table-cell table:style-name="ce19" office:value-type="date" office:date-value="1966-09-10" calcext:value-type="date">
            <text:p>10. 9. 1966</text:p>
          </table:table-cell>
          <table:table-cell table:style-name="ce12" office:value-type="string" calcext:value-type="string">
            <text:p>Palackého 492, Třinec, 739 61</text:p>
          </table:table-cell>
          <table:table-cell table:style-name="ce12" office:value-type="string" calcext:value-type="string">
            <text:p>Skvělá kola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3" office:value-type="float" office:value="306" calcext:value-type="float">
            <text:p>306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Daňhel</text:p>
          </table:table-cell>
          <table:table-cell table:style-name="ce11" office:value-type="string" calcext:value-type="string">
            <text:p>Mojmír</text:p>
          </table:table-cell>
          <table:table-cell table:style-name="ce20" office:value-type="date" office:date-value="1964-01-15" calcext:value-type="date">
            <text:p>15. 1. 1964</text:p>
          </table:table-cell>
          <table:table-cell table:style-name="ce11" office:value-type="string" calcext:value-type="string">
            <text:p>Úvoz 3, Krnov, 794 01</text:p>
          </table:table-cell>
          <table:table-cell table:style-name="ce11" office:value-type="string" calcext:value-type="string">
            <text:p>Cyklosport HF Opava-Bikestyle.cz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2" office:value-type="float" office:value="307" calcext:value-type="float">
            <text:p>307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Holeš</text:p>
          </table:table-cell>
          <table:table-cell table:style-name="ce12" office:value-type="string" calcext:value-type="string">
            <text:p>Jiří</text:p>
          </table:table-cell>
          <table:table-cell table:style-name="ce19" office:value-type="date" office:date-value="1961-05-01" calcext:value-type="date">
            <text:p>1. 5. 1961</text:p>
          </table:table-cell>
          <table:table-cell table:style-name="ce12" office:value-type="string" calcext:value-type="string">
            <text:p>Myslivecká 607, Bohumín, 735 31</text:p>
          </table:table-cell>
          <table:table-cell table:style-name="ce12" office:value-type="string" calcext:value-type="string">
            <text:p>CK Kolík Hobby Bohumín A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3" office:value-type="float" office:value="308" calcext:value-type="float">
            <text:p>308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Hrazdílek</text:p>
          </table:table-cell>
          <table:table-cell table:style-name="ce11" office:value-type="string" calcext:value-type="string">
            <text:p>Alois</text:p>
          </table:table-cell>
          <table:table-cell table:style-name="ce20" office:value-type="date" office:date-value="1960-11-04" calcext:value-type="date">
            <text:p>4. 11. 1960</text:p>
          </table:table-cell>
          <table:table-cell table:style-name="ce11" office:value-type="string" calcext:value-type="string">
            <text:p>Milíře 634, Václavovice, </text:p>
          </table:table-cell>
          <table:table-cell table:style-name="ce11" office:value-type="string" calcext:value-type="string">
            <text:p>CK Kolík Hobby Bohumín B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5" office:value-type="float" office:value="309" calcext:value-type="float">
            <text:p>309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Chmura</text:p>
          </table:table-cell>
          <table:table-cell table:style-name="ce12" office:value-type="string" calcext:value-type="string">
            <text:p>Petr</text:p>
          </table:table-cell>
          <table:table-cell table:style-name="ce19" office:value-type="date" office:date-value="1962-11-02" calcext:value-type="date">
            <text:p>2. 11. 1962</text:p>
          </table:table-cell>
          <table:table-cell table:style-name="ce12" office:value-type="string" calcext:value-type="string">
            <text:p>Břenkova 15, Ostrava-Zábřeh, 700 30</text:p>
          </table:table-cell>
          <table:table-cell table:style-name="ce12" office:value-type="string" calcext:value-type="string">
            <text:p>Team Forman Cinelli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2" office:value-type="float" office:value="310" calcext:value-type="float">
            <text:p>310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Jakl</text:p>
          </table:table-cell>
          <table:table-cell table:style-name="ce12" office:value-type="string" calcext:value-type="string">
            <text:p>Jiří</text:p>
          </table:table-cell>
          <table:table-cell table:style-name="ce19" office:value-type="date" office:date-value="1963-08-19" calcext:value-type="date">
            <text:p>19. 8. 1963</text:p>
          </table:table-cell>
          <table:table-cell table:style-name="ce12" office:value-type="string" calcext:value-type="string">
            <text:p>Zimmlerova 27, Ostrava, 700 30</text:p>
          </table:table-cell>
          <table:table-cell table:style-name="ce12" office:value-type="string" calcext:value-type="string">
            <text:p>Triatlon klub Ostrava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3" office:value-type="float" office:value="311" calcext:value-type="float">
            <text:p>311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Kaszuba</text:p>
          </table:table-cell>
          <table:table-cell table:style-name="ce12" office:value-type="string" calcext:value-type="string">
            <text:p>Miroslav</text:p>
          </table:table-cell>
          <table:table-cell table:style-name="ce19" office:value-type="date" office:date-value="1961-11-24" calcext:value-type="date">
            <text:p>24. 11. 1961</text:p>
          </table:table-cell>
          <table:table-cell table:style-name="ce12" office:value-type="string" calcext:value-type="string">
            <text:p>Ligonia 21, Rydultowy</text:p>
          </table:table-cell>
          <table:table-cell table:style-name="ce12" office:value-type="string" calcext:value-type="string">
            <text:p>CZERNICA MASTERS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3" office:value-type="float" office:value="312" calcext:value-type="float">
            <text:p>312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Konečný </text:p>
          </table:table-cell>
          <table:table-cell table:style-name="ce12" office:value-type="string" calcext:value-type="string">
            <text:p>Pavel</text:p>
          </table:table-cell>
          <table:table-cell table:style-name="ce19" office:value-type="date" office:date-value="1963-07-08" calcext:value-type="date">
            <text:p>8. 7. 1963</text:p>
          </table:table-cell>
          <table:table-cell table:style-name="ce12" office:value-type="string" calcext:value-type="string">
            <text:p>Lesní 799, Orlová-Lutyně, 735 14</text:p>
          </table:table-cell>
          <table:table-cell table:style-name="ce12" office:value-type="string" calcext:value-type="string">
            <text:p>CK Kolík Hobby Bohumín A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3" office:value-type="float" office:value="313" calcext:value-type="float">
            <text:p>313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Kontúr</text:p>
          </table:table-cell>
          <table:table-cell table:style-name="ce13" office:value-type="string" calcext:value-type="string">
            <text:p>Milan</text:p>
          </table:table-cell>
          <table:table-cell table:style-name="ce21" office:value-type="date" office:date-value="1960-03-05" calcext:value-type="date">
            <text:p>5. 3. 1960</text:p>
          </table:table-cell>
          <table:table-cell table:style-name="ce13" office:value-type="string" calcext:value-type="string">
            <text:p>Fr.Horečky 333, Frenštát p.Radhoštěm, 744 01</text:p>
          </table:table-cell>
          <table:table-cell table:style-name="ce13" office:value-type="string" calcext:value-type="string">
            <text:p>MIKONT Frenštát</text:p>
          </table:table-cell>
          <table:table-cell table:style-name="ce13" table:number-columns-repeated="1017"/>
        </table:table-row>
        <table:table-row table:style-name="ro2">
          <table:table-cell table:style-name="ce3" office:value-type="float" office:value="314" calcext:value-type="float">
            <text:p>314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Kopřiva</text:p>
          </table:table-cell>
          <table:table-cell table:style-name="ce12" office:value-type="string" calcext:value-type="string">
            <text:p>Miroslav</text:p>
          </table:table-cell>
          <table:table-cell table:style-name="ce19" office:value-type="date" office:date-value="1961-11-14" calcext:value-type="date">
            <text:p>14. 11. 1961</text:p>
          </table:table-cell>
          <table:table-cell table:style-name="ce12" office:value-type="string" calcext:value-type="string">
            <text:p>Závodní 15, Ostrava-Hrabůvka, 700 30</text:p>
          </table:table-cell>
          <table:table-cell table:style-name="ce12" office:value-type="string" calcext:value-type="string">
            <text:p>CK Continental Frenštát p. R. <text:s/>2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3" office:value-type="float" office:value="315" calcext:value-type="float">
            <text:p>315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Krawczyk</text:p>
          </table:table-cell>
          <table:table-cell table:style-name="ce12" office:value-type="string" calcext:value-type="string">
            <text:p>Andrzej</text:p>
          </table:table-cell>
          <table:table-cell table:style-name="ce19" office:value-type="date" office:date-value="1959-11-18" calcext:value-type="date">
            <text:p>18. 11. 1959</text:p>
          </table:table-cell>
          <table:table-cell table:style-name="ce12" office:value-type="string" calcext:value-type="string">
            <text:p>Opolska 19/7, Zabrze, Polska</text:p>
          </table:table-cell>
          <table:table-cell table:style-name="ce12" office:value-type="string" calcext:value-type="string">
            <text:p>CZERNICA MASTERS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2" office:value-type="float" office:value="316" calcext:value-type="float">
            <text:p>316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Krchňák</text:p>
          </table:table-cell>
          <table:table-cell table:style-name="ce12" office:value-type="string" calcext:value-type="string">
            <text:p>Pavel</text:p>
          </table:table-cell>
          <table:table-cell table:style-name="ce19" office:value-type="date" office:date-value="1961-09-26" calcext:value-type="date">
            <text:p>26. 9. 1961</text:p>
          </table:table-cell>
          <table:table-cell table:style-name="ce12" office:value-type="string" calcext:value-type="string">
            <text:p>Žabeň 106, 739 25</text:p>
          </table:table-cell>
          <table:table-cell table:style-name="ce12" office:value-type="string" calcext:value-type="string">
            <text:p>ACK Stará Ves nad Ondřejnicí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2" office:value-type="float" office:value="317" calcext:value-type="float">
            <text:p>317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Lawicki</text:p>
          </table:table-cell>
          <table:table-cell table:style-name="ce12" office:value-type="string" calcext:value-type="string">
            <text:p>Dariusz</text:p>
          </table:table-cell>
          <table:table-cell table:style-name="ce19" office:value-type="date" office:date-value="1959-11-06" calcext:value-type="date">
            <text:p>6. 11. 1959</text:p>
          </table:table-cell>
          <table:table-cell table:style-name="ce12" office:value-type="string" calcext:value-type="string">
            <text:p>Wolnosci 17, Czernica, Polska</text:p>
          </table:table-cell>
          <table:table-cell table:style-name="ce12" office:value-type="string" calcext:value-type="string">
            <text:p>CZERNICA MASTERS</text:p>
          </table:table-cell>
          <table:table-cell table:style-name="ce13" table:number-columns-repeated="1017"/>
        </table:table-row>
        <table:table-row table:style-name="ro2">
          <table:table-cell table:style-name="ce2" office:value-type="float" office:value="318" calcext:value-type="float">
            <text:p>318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Lysek</text:p>
          </table:table-cell>
          <table:table-cell table:style-name="ce12" office:value-type="string" calcext:value-type="string">
            <text:p>Vladimír</text:p>
          </table:table-cell>
          <table:table-cell table:style-name="ce19" office:value-type="date" office:date-value="1966-12-13" calcext:value-type="date">
            <text:p>13. 12. 1966</text:p>
          </table:table-cell>
          <table:table-cell table:style-name="ce12" office:value-type="string" calcext:value-type="string">
            <text:p>28.října 53/16, Nový Jičín, 741 01</text:p>
          </table:table-cell>
          <table:table-cell table:style-name="ce12" office:value-type="string" calcext:value-type="string">
            <text:p>CC La´DRACO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3" office:value-type="float" office:value="319" calcext:value-type="float">
            <text:p>319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Majtner</text:p>
          </table:table-cell>
          <table:table-cell table:style-name="ce12" office:value-type="string" calcext:value-type="string">
            <text:p>Petr</text:p>
          </table:table-cell>
          <table:table-cell table:style-name="ce19" office:value-type="date" office:date-value="1967-02-01" calcext:value-type="date">
            <text:p>1. 2. 1967</text:p>
          </table:table-cell>
          <table:table-cell table:style-name="ce12" office:value-type="string" calcext:value-type="string">
            <text:p>Třanovická 54, Český Těšín, 735 62</text:p>
          </table:table-cell>
          <table:table-cell table:style-name="ce12" office:value-type="string" calcext:value-type="string">
            <text:p>Cykloservis MB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3" office:value-type="float" office:value="320" calcext:value-type="float">
            <text:p>320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Míček</text:p>
          </table:table-cell>
          <table:table-cell table:style-name="ce11" office:value-type="string" calcext:value-type="string">
            <text:p>Oldřich</text:p>
          </table:table-cell>
          <table:table-cell table:style-name="ce20" office:value-type="date" office:date-value="1958-12-14" calcext:value-type="date">
            <text:p>14. 12. 1958</text:p>
          </table:table-cell>
          <table:table-cell table:style-name="ce11" office:value-type="string" calcext:value-type="string">
            <text:p>Nábřežní 439, Drahotuše, 753 61</text:p>
          </table:table-cell>
          <table:table-cell table:style-name="ce11" office:value-type="string" calcext:value-type="string">
            <text:p>2K-BIKE CLUB Odry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2" office:value-type="float" office:value="321" calcext:value-type="float">
            <text:p>321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Motyka</text:p>
          </table:table-cell>
          <table:table-cell table:style-name="ce12" office:value-type="string" calcext:value-type="string">
            <text:p>Tomáš</text:p>
          </table:table-cell>
          <table:table-cell table:style-name="ce19" office:value-type="date" office:date-value="1963-04-29" calcext:value-type="date">
            <text:p>29. 4. 1963</text:p>
          </table:table-cell>
          <table:table-cell table:style-name="ce12" office:value-type="string" calcext:value-type="string">
            <text:p>Sklářova 1/32, Ostrava, 712 00</text:p>
          </table:table-cell>
          <table:table-cell table:style-name="ce12" office:value-type="string" calcext:value-type="string">
            <text:p>KILPI RACING TEAM OSTRAVA 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2" office:value-type="float" office:value="322" calcext:value-type="float">
            <text:p>322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Niemczyk</text:p>
          </table:table-cell>
          <table:table-cell table:style-name="ce11" office:value-type="string" calcext:value-type="string">
            <text:p>Jan</text:p>
          </table:table-cell>
          <table:table-cell table:style-name="ce20" office:value-type="date" office:date-value="1963-09-14" calcext:value-type="date">
            <text:p>14. 9. 1963</text:p>
          </table:table-cell>
          <table:table-cell table:style-name="ce11" office:value-type="string" calcext:value-type="string">
            <text:p>Ropice 200, 739 56</text:p>
          </table:table-cell>
          <table:table-cell table:style-name="ce11" office:value-type="string" calcext:value-type="string">
            <text:p>TJ TŽ Třinec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5" office:value-type="float" office:value="323" calcext:value-type="float">
            <text:p>323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Nováček</text:p>
          </table:table-cell>
          <table:table-cell table:style-name="ce12" office:value-type="string" calcext:value-type="string">
            <text:p>Pavel</text:p>
          </table:table-cell>
          <table:table-cell table:style-name="ce19" office:value-type="date" office:date-value="1961-07-12" calcext:value-type="date">
            <text:p>12. 7. 1961</text:p>
          </table:table-cell>
          <table:table-cell table:style-name="ce12" office:value-type="string" calcext:value-type="string">
            <text:p>Krátká 405, Sviadnov, 739 25</text:p>
          </table:table-cell>
          <table:table-cell table:style-name="ce12" office:value-type="string" calcext:value-type="string">
            <text:p>Racing Olešná</text:p>
          </table:table-cell>
          <table:table-cell table:style-name="ce13" table:number-columns-repeated="1017"/>
        </table:table-row>
        <table:table-row table:style-name="ro2">
          <table:table-cell table:style-name="ce3" office:value-type="float" office:value="324" calcext:value-type="float">
            <text:p>324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Praski</text:p>
          </table:table-cell>
          <table:table-cell table:style-name="ce12" office:value-type="string" calcext:value-type="string">
            <text:p>Henryk</text:p>
          </table:table-cell>
          <table:table-cell table:style-name="ce19" office:value-type="date" office:date-value="1958-09-19" calcext:value-type="date">
            <text:p>19. 9. 1958</text:p>
          </table:table-cell>
          <table:table-cell table:style-name="ce12" office:value-type="string" calcext:value-type="string">
            <text:p>Lechonia 25/8, Czestochowa</text:p>
          </table:table-cell>
          <table:table-cell table:style-name="ce12" office:value-type="string" calcext:value-type="string">
            <text:p>CK Kolík Hobby Bohumín B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3" office:value-type="float" office:value="325" calcext:value-type="float">
            <text:p>325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Rumiński</text:p>
          </table:table-cell>
          <table:table-cell table:style-name="ce12" office:value-type="string" calcext:value-type="string">
            <text:p>Stanislaw</text:p>
          </table:table-cell>
          <table:table-cell table:style-name="ce19" office:value-type="date" office:date-value="1959-03-01" calcext:value-type="date">
            <text:p>1. 3. 1959</text:p>
          </table:table-cell>
          <table:table-cell table:style-name="ce12" office:value-type="string" calcext:value-type="string">
            <text:p>Wolnośti 258/3, Zabrze, Polska</text:p>
          </table:table-cell>
          <table:table-cell table:style-name="ce12" office:value-type="string" calcext:value-type="string">
            <text:p>CZERNICA MASTERS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2" office:value-type="float" office:value="326" calcext:value-type="float">
            <text:p>326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Rupa</text:p>
          </table:table-cell>
          <table:table-cell table:style-name="ce11" office:value-type="string" calcext:value-type="string">
            <text:p>Miroslav</text:p>
          </table:table-cell>
          <table:table-cell table:style-name="ce20" office:value-type="date" office:date-value="1963-07-27" calcext:value-type="date">
            <text:p>27. 7. 1963</text:p>
          </table:table-cell>
          <table:table-cell table:style-name="ce11" office:value-type="string" calcext:value-type="string">
            <text:p>Jižní 3/2255, Ostrava, 700 30</text:p>
          </table:table-cell>
          <table:table-cell table:style-name="ce11" office:value-type="string" calcext:value-type="string">
            <text:p>SK Jiří team Ostrava</text:p>
          </table:table-cell>
          <table:table-cell table:style-name="ce13" table:number-columns-repeated="1017"/>
        </table:table-row>
        <table:table-row table:style-name="ro2">
          <table:table-cell table:style-name="ce2" office:value-type="float" office:value="327" calcext:value-type="float">
            <text:p>327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chichel</text:p>
          </table:table-cell>
          <table:table-cell table:style-name="ce12" office:value-type="string" calcext:value-type="string">
            <text:p>Tomáš</text:p>
          </table:table-cell>
          <table:table-cell table:style-name="ce19" office:value-type="date" office:date-value="1964-03-29" calcext:value-type="date">
            <text:p>29. 3. 1964</text:p>
          </table:table-cell>
          <table:table-cell table:style-name="ce12" office:value-type="string" calcext:value-type="string">
            <text:p>Za Dvorem 331/4, Ostrava-Plesná, 725 27</text:p>
          </table:table-cell>
          <table:table-cell table:style-name="ce12" office:value-type="string" calcext:value-type="string">
            <text:p>YOGI Racing Ostrava 2</text:p>
          </table:table-cell>
          <table:table-cell table:style-name="ce13" table:number-columns-repeated="1017"/>
        </table:table-row>
        <table:table-row table:style-name="ro2">
          <table:table-cell table:style-name="ce3" office:value-type="float" office:value="328" calcext:value-type="float">
            <text:p>328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Škarka</text:p>
          </table:table-cell>
          <table:table-cell table:style-name="ce12" office:value-type="string" calcext:value-type="string">
            <text:p>Jiří</text:p>
          </table:table-cell>
          <table:table-cell table:style-name="ce19" office:value-type="date" office:date-value="1964-03-28" calcext:value-type="date">
            <text:p>28. 3. 1964</text:p>
          </table:table-cell>
          <table:table-cell table:style-name="ce12" office:value-type="string" calcext:value-type="string">
            <text:p>Javorová 15, Ostrava, 719 00</text:p>
          </table:table-cell>
          <table:table-cell table:style-name="ce12" office:value-type="string" calcext:value-type="string">
            <text:p>CK Kolík Hobby Bohumín B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3" office:value-type="float" office:value="329" calcext:value-type="float">
            <text:p>329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Švan</text:p>
          </table:table-cell>
          <table:table-cell table:style-name="ce11" office:value-type="string" calcext:value-type="string">
            <text:p>Miroslav</text:p>
          </table:table-cell>
          <table:table-cell table:style-name="ce20" office:value-type="date" office:date-value="1967-01-02" calcext:value-type="date">
            <text:p>2. 1. 1967</text:p>
          </table:table-cell>
          <table:table-cell table:style-name="ce11" office:value-type="string" calcext:value-type="string">
            <text:p>Jugoslávská 6, Ostrava-Zábřeh, 700 44</text:p>
          </table:table-cell>
          <table:table-cell table:style-name="ce11" office:value-type="string" calcext:value-type="string">
            <text:p>ACS DRAK VRBNO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3" office:value-type="float" office:value="330" calcext:value-type="float">
            <text:p>330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Vyoral</text:p>
          </table:table-cell>
          <table:table-cell table:style-name="ce12" office:value-type="string" calcext:value-type="string">
            <text:p>Lubomír</text:p>
          </table:table-cell>
          <table:table-cell table:style-name="ce19" office:value-type="date" office:date-value="1960-01-15" calcext:value-type="date">
            <text:p>15. 1. 1960</text:p>
          </table:table-cell>
          <table:table-cell table:style-name="ce12" office:value-type="string" calcext:value-type="string">
            <text:p>Mírová 949, Bohumín, 735 91</text:p>
          </table:table-cell>
          <table:table-cell table:style-name="ce12" office:value-type="string" calcext:value-type="string">
            <text:p>CK Kolík Hobby Bohumín A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3" office:value-type="float" office:value="331" calcext:value-type="float">
            <text:p>331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Wawrzynkiewicz</text:p>
          </table:table-cell>
          <table:table-cell table:style-name="ce11" office:value-type="string" calcext:value-type="string">
            <text:p>Edward</text:p>
          </table:table-cell>
          <table:table-cell table:style-name="ce20" office:value-type="date" office:date-value="1962-10-07" calcext:value-type="date">
            <text:p>7. 10. 1962</text:p>
          </table:table-cell>
          <table:table-cell table:style-name="ce11" office:value-type="string" calcext:value-type="string">
            <text:p>Ch.de Gaulle'a 73/5, Zabrze, Polska</text:p>
          </table:table-cell>
          <table:table-cell table:style-name="ce11" office:value-type="string" calcext:value-type="string">
            <text:p>CZERNICA MASTERS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3" office:value-type="float" office:value="332" calcext:value-type="float">
            <text:p>332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Wilhelm</text:p>
          </table:table-cell>
          <table:table-cell table:style-name="ce12" office:value-type="string" calcext:value-type="string">
            <text:p>Jaroslav</text:p>
          </table:table-cell>
          <table:table-cell table:style-name="ce19" office:value-type="date" office:date-value="1967-05-29" calcext:value-type="date">
            <text:p>29. 5. 1967</text:p>
          </table:table-cell>
          <table:table-cell table:style-name="ce12" office:value-type="string" calcext:value-type="string">
            <text:p>Svatopluka Čecha 1075, Bohumín, 735 91</text:p>
          </table:table-cell>
          <table:table-cell table:style-name="ce12" office:value-type="string" calcext:value-type="string">
            <text:p>CK Kolík Hobby Bohumín A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3" office:value-type="float" office:value="333" calcext:value-type="float">
            <text:p>333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Zvoníček</text:p>
          </table:table-cell>
          <table:table-cell table:style-name="ce12" office:value-type="string" calcext:value-type="string">
            <text:p>Radomír</text:p>
          </table:table-cell>
          <table:table-cell table:style-name="ce19" office:value-type="date" office:date-value="1963-11-06" calcext:value-type="date">
            <text:p>6. 11. 1963</text:p>
          </table:table-cell>
          <table:table-cell table:style-name="ce12" office:value-type="string" calcext:value-type="string">
            <text:p>Slaměníkova 2, Přerov, 750 02</text:p>
          </table:table-cell>
          <table:table-cell table:style-name="ce12" office:value-type="string" calcext:value-type="string">
            <text:p>FORCE KCK <text:s/>ZLÍN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8" office:value-type="float" office:value="334" calcext:value-type="float">
            <text:p>334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Baran</text:p>
          </table:table-cell>
          <table:table-cell table:style-name="ce16" office:value-type="string" calcext:value-type="string">
            <text:p>Petr</text:p>
          </table:table-cell>
          <table:table-cell table:style-name="ce24" office:value-type="date" office:date-value="1960-10-31" calcext:value-type="date">
            <text:p>31. 10. 1960</text:p>
          </table:table-cell>
          <table:table-cell table:style-name="ce16" office:value-type="string" calcext:value-type="string">
            <text:p>Horymírova 10, Ostrava-Zábřeh, 70030</text:p>
          </table:table-cell>
          <table:table-cell table:style-name="ce16" office:value-type="string" calcext:value-type="string">
            <text:p>SK Bagbike 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4" office:value-type="float" office:value="335" calcext:value-type="float">
            <text:p>335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string" calcext:value-type="string">
            <text:p>Šimoňák</text:p>
          </table:table-cell>
          <table:table-cell table:style-name="ce14" office:value-type="string" calcext:value-type="string">
            <text:p>Marek</text:p>
          </table:table-cell>
          <table:table-cell table:style-name="ce22" office:value-type="date" office:date-value="1964-12-19" calcext:value-type="date">
            <text:p>19. 12. 1964</text:p>
          </table:table-cell>
          <table:table-cell table:style-name="ce14" office:value-type="string" calcext:value-type="string">
            <text:p>Jana Švermy 485, Frýdek-Místek</text:p>
          </table:table-cell>
          <table:table-cell table:style-name="ce14" office:value-type="string" calcext:value-type="string">
            <text:p>ACK Stará Ves nad Ondřejnicí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3" office:value-type="float" office:value="401" calcext:value-type="float">
            <text:p>401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string" calcext:value-type="string">
            <text:p>Daněček</text:p>
          </table:table-cell>
          <table:table-cell table:style-name="ce12" office:value-type="string" calcext:value-type="string">
            <text:p>Pavel</text:p>
          </table:table-cell>
          <table:table-cell table:style-name="ce19" office:value-type="date" office:date-value="1951-07-07" calcext:value-type="date">
            <text:p>7. 7. 1951</text:p>
          </table:table-cell>
          <table:table-cell table:style-name="ce12" office:value-type="string" calcext:value-type="string">
            <text:p>Družstevní 48, Krnov, 794 01</text:p>
          </table:table-cell>
          <table:table-cell table:style-name="ce12" office:value-type="string" calcext:value-type="string">
            <text:p>Cyklistika pro všechny Krnov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3" office:value-type="float" office:value="402" calcext:value-type="float">
            <text:p>402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string" calcext:value-type="string">
            <text:p>Toman</text:p>
          </table:table-cell>
          <table:table-cell table:style-name="ce12" office:value-type="string" calcext:value-type="string">
            <text:p>Vladislav</text:p>
          </table:table-cell>
          <table:table-cell table:style-name="ce19" office:value-type="date" office:date-value="1953-05-10" calcext:value-type="date">
            <text:p>10. 5. 1953</text:p>
          </table:table-cell>
          <table:table-cell table:style-name="ce12" office:value-type="string" calcext:value-type="string">
            <text:p>Straník 162, Nový Jičín, 741 01</text:p>
          </table:table-cell>
          <table:table-cell table:style-name="ce12" office:value-type="string" calcext:value-type="string">
            <text:p>Cyklokramo Suchdol nad Odrou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3" office:value-type="float" office:value="403" calcext:value-type="float">
            <text:p>403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string" calcext:value-type="string">
            <text:p>Zemánek</text:p>
          </table:table-cell>
          <table:table-cell table:style-name="ce12" office:value-type="string" calcext:value-type="string">
            <text:p>Lubomír</text:p>
          </table:table-cell>
          <table:table-cell table:style-name="ce19" office:value-type="date" office:date-value="1954-08-14" calcext:value-type="date">
            <text:p>14. 8. 1954</text:p>
          </table:table-cell>
          <table:table-cell table:style-name="ce12" office:value-type="string" calcext:value-type="string">
            <text:p>Loučky 164, Odry, 742 35</text:p>
          </table:table-cell>
          <table:table-cell table:style-name="ce12" office:value-type="string" calcext:value-type="string">
            <text:p>2K-BIKE CLUB Odry</text:p>
          </table:table-cell>
          <table:table-cell table:style-name="ce13" table:number-columns-repeated="1017"/>
        </table:table-row>
        <table:table-row table:style-name="ro2">
          <table:table-cell table:style-name="ce3" office:value-type="float" office:value="404" calcext:value-type="float">
            <text:p>404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string" calcext:value-type="string">
            <text:p>Adamčík</text:p>
          </table:table-cell>
          <table:table-cell table:style-name="ce12" office:value-type="string" calcext:value-type="string">
            <text:p>Miroslav</text:p>
          </table:table-cell>
          <table:table-cell table:style-name="ce19" office:value-type="date" office:date-value="1957-09-29" calcext:value-type="date">
            <text:p>29. 9. 1957</text:p>
          </table:table-cell>
          <table:table-cell table:style-name="ce12" office:value-type="string" calcext:value-type="string">
            <text:p>R.Melče 288, Nový Jičín, 741 03</text:p>
          </table:table-cell>
          <table:table-cell table:style-name="ce12" office:value-type="string" calcext:value-type="string">
            <text:p>Cyklokramo Suchdol nad Odrou </text:p>
          </table:table-cell>
          <table:table-cell table:style-name="ce13" table:number-columns-repeated="1017"/>
        </table:table-row>
        <table:table-row table:style-name="ro2">
          <table:table-cell table:style-name="ce3" office:value-type="float" office:value="405" calcext:value-type="float">
            <text:p>405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Andrzejewski</text:p>
          </table:table-cell>
          <table:table-cell table:style-name="ce11" office:value-type="string" calcext:value-type="string">
            <text:p>Andrzej</text:p>
          </table:table-cell>
          <table:table-cell table:style-name="ce20" office:value-type="date" office:date-value="1956-05-31" calcext:value-type="date">
            <text:p>31. 5. 1956</text:p>
          </table:table-cell>
          <table:table-cell table:style-name="ce11" office:value-type="string" calcext:value-type="string">
            <text:p>Dolnych Walow 27/8, Gliwice</text:p>
          </table:table-cell>
          <table:table-cell table:style-name="ce11" office:value-type="string" calcext:value-type="string">
            <text:p>CZERNICA MASTERS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2" office:value-type="float" office:value="406" calcext:value-type="float">
            <text:p>406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Baťa</text:p>
          </table:table-cell>
          <table:table-cell table:style-name="ce11" office:value-type="string" calcext:value-type="string">
            <text:p>Vladimír</text:p>
          </table:table-cell>
          <table:table-cell table:style-name="ce20" office:value-type="date" office:date-value="1950-09-27" calcext:value-type="date">
            <text:p>27. 9. 1950</text:p>
          </table:table-cell>
          <table:table-cell table:style-name="ce11" office:value-type="string" calcext:value-type="string">
            <text:p>Luční 4591, Zlín, 760 05</text:p>
          </table:table-cell>
          <table:table-cell table:style-name="ce11" office:value-type="string" calcext:value-type="string">
            <text:p>Tufo team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3" office:value-type="float" office:value="407" calcext:value-type="float">
            <text:p>407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Dubný</text:p>
          </table:table-cell>
          <table:table-cell table:style-name="ce11" office:value-type="string" calcext:value-type="string">
            <text:p>Pavel</text:p>
          </table:table-cell>
          <table:table-cell table:style-name="ce20" office:value-type="date" office:date-value="1950-10-07" calcext:value-type="date">
            <text:p>7. 10. 1950</text:p>
          </table:table-cell>
          <table:table-cell table:style-name="ce11" office:value-type="string" calcext:value-type="string">
            <text:p>2.května 381, Studénka, 742 13</text:p>
          </table:table-cell>
          <table:table-cell table:style-name="ce11" office:value-type="string" calcext:value-type="string">
            <text:p>Cyklokramo Suchdol nad Odrou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2" office:value-type="float" office:value="408" calcext:value-type="float">
            <text:p>408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Ertel</text:p>
          </table:table-cell>
          <table:table-cell table:style-name="ce11" office:value-type="string" calcext:value-type="string">
            <text:p>Jiří</text:p>
          </table:table-cell>
          <table:table-cell table:style-name="ce20" office:value-type="date" office:date-value="1949-05-16" calcext:value-type="date">
            <text:p>16. 5. 1949</text:p>
          </table:table-cell>
          <table:table-cell table:style-name="ce11" office:value-type="string" calcext:value-type="string">
            <text:p>Lomená 1/935, Ostrava-Mar.Hory, 709 00</text:p>
          </table:table-cell>
          <table:table-cell table:style-name="ce11" office:value-type="string" calcext:value-type="string">
            <text:p>YOGI Racing Ostrava 1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2" office:value-type="float" office:value="409" calcext:value-type="float">
            <text:p>409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string" calcext:value-type="string">
            <text:p>Glogar </text:p>
          </table:table-cell>
          <table:table-cell table:style-name="ce12" office:value-type="string" calcext:value-type="string">
            <text:p>Jan</text:p>
          </table:table-cell>
          <table:table-cell table:style-name="ce19" office:value-type="date" office:date-value="1944-11-02" calcext:value-type="date">
            <text:p>2. 11. 1944</text:p>
          </table:table-cell>
          <table:table-cell table:style-name="ce12" office:value-type="string" calcext:value-type="string">
            <text:p>Opavská 3, Ostrava-Poruba, 708 00</text:p>
          </table:table-cell>
          <table:table-cell table:style-name="ce12" office:value-type="string" calcext:value-type="string">
            <text:p>YOGI Racing Ostrava 2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2" office:value-type="float" office:value="410" calcext:value-type="float">
            <text:p>410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string" calcext:value-type="string">
            <text:p>Hlavatík</text:p>
          </table:table-cell>
          <table:table-cell table:style-name="ce12" office:value-type="string" calcext:value-type="string">
            <text:p>Ladislav</text:p>
          </table:table-cell>
          <table:table-cell table:style-name="ce19" office:value-type="date" office:date-value="1956-10-26" calcext:value-type="date">
            <text:p>26. 10. 1956</text:p>
          </table:table-cell>
          <table:table-cell table:style-name="ce12" office:value-type="string" calcext:value-type="string">
            <text:p>Novodvorská 3057, Frýdek-Místek</text:p>
          </table:table-cell>
          <table:table-cell table:style-name="ce12" office:value-type="string" calcext:value-type="string">
            <text:p>Racing Olešná 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2" office:value-type="float" office:value="411" calcext:value-type="float">
            <text:p>411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string" calcext:value-type="string">
            <text:p>Homola </text:p>
          </table:table-cell>
          <table:table-cell table:style-name="ce12" office:value-type="string" calcext:value-type="string">
            <text:p>Petr</text:p>
          </table:table-cell>
          <table:table-cell table:style-name="ce19" office:value-type="date" office:date-value="1944-11-16" calcext:value-type="date">
            <text:p>16. 11. 1944</text:p>
          </table:table-cell>
          <table:table-cell table:style-name="ce12" office:value-type="string" calcext:value-type="string">
            <text:p>Zauliční 645, Krásné Pole, 725 26</text:p>
          </table:table-cell>
          <table:table-cell table:style-name="ce12" office:value-type="string" calcext:value-type="string">
            <text:p>YOGI Racing Ostrava 1</text:p>
          </table:table-cell>
          <table:table-cell table:style-name="ce12"/>
          <table:table-cell table:style-name="ce11" table:number-columns-repeated="1016"/>
        </table:table-row>
        <table:table-row table:style-name="ro2">
          <table:table-cell table:style-name="ce3" office:value-type="float" office:value="412" calcext:value-type="float">
            <text:p>412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string" calcext:value-type="string">
            <text:p>Kubík</text:p>
          </table:table-cell>
          <table:table-cell table:style-name="ce12" office:value-type="string" calcext:value-type="string">
            <text:p>Josef</text:p>
          </table:table-cell>
          <table:table-cell table:style-name="ce19" office:value-type="date" office:date-value="1951-09-08" calcext:value-type="date">
            <text:p>8. 9. 1951</text:p>
          </table:table-cell>
          <table:table-cell table:style-name="ce12" office:value-type="string" calcext:value-type="string">
            <text:p>S.K.Neumanna 155, Bohumín, 735 19</text:p>
          </table:table-cell>
          <table:table-cell table:style-name="ce12" office:value-type="string" calcext:value-type="string">
            <text:p>CK Kolík Hobby Bohumín B</text:p>
          </table:table-cell>
          <table:table-cell table:style-name="ce11" table:number-columns-repeated="1017"/>
        </table:table-row>
        <table:table-row table:style-name="ro2">
          <table:table-cell table:style-name="ce2" office:value-type="float" office:value="413" calcext:value-type="float">
            <text:p>413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Leszczynski</text:p>
          </table:table-cell>
          <table:table-cell table:style-name="ce11" office:value-type="string" calcext:value-type="string">
            <text:p>Ksawery</text:p>
          </table:table-cell>
          <table:table-cell table:style-name="ce20" office:value-type="date" office:date-value="1944-05-18" calcext:value-type="date">
            <text:p>18. 5. 1944</text:p>
          </table:table-cell>
          <table:table-cell table:style-name="ce11" office:value-type="string" calcext:value-type="string">
            <text:p>Anderska 11 a, Czestochowa, </text:p>
          </table:table-cell>
          <table:table-cell table:style-name="ce11" office:value-type="string" calcext:value-type="string">
            <text:p>CK Kolík Hobby Bohumín B</text:p>
          </table:table-cell>
          <table:table-cell table:style-name="ce11" table:number-columns-repeated="1017"/>
        </table:table-row>
        <table:table-row table:style-name="ro2">
          <table:table-cell table:style-name="ce5" office:value-type="float" office:value="414" calcext:value-type="float">
            <text:p>414</text:p>
          </table:table-cell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Masný</text:p>
          </table:table-cell>
          <table:table-cell table:style-name="ce13" office:value-type="string" calcext:value-type="string">
            <text:p>Milan</text:p>
          </table:table-cell>
          <table:table-cell table:style-name="ce21" office:value-type="date" office:date-value="1949-11-26" calcext:value-type="date">
            <text:p>26. 11. 1949</text:p>
          </table:table-cell>
          <table:table-cell table:style-name="ce13" office:value-type="string" calcext:value-type="string">
            <text:p>Janovice 509, 739 02</text:p>
          </table:table-cell>
          <table:table-cell table:style-name="ce13" office:value-type="string" calcext:value-type="string">
            <text:p>Racing Olešná </text:p>
          </table:table-cell>
          <table:table-cell table:style-name="ce11" table:number-columns-repeated="1017"/>
        </table:table-row>
        <table:table-row table:style-name="ro2">
          <table:table-cell table:style-name="ce3" office:value-type="float" office:value="415" calcext:value-type="float">
            <text:p>415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string" calcext:value-type="string">
            <text:p>Mottl</text:p>
          </table:table-cell>
          <table:table-cell table:style-name="ce12" office:value-type="string" calcext:value-type="string">
            <text:p>Bohumír</text:p>
          </table:table-cell>
          <table:table-cell table:style-name="ce19" office:value-type="date" office:date-value="1951-01-05" calcext:value-type="date">
            <text:p>5. 1. 1951</text:p>
          </table:table-cell>
          <table:table-cell table:style-name="ce12" office:value-type="string" calcext:value-type="string">
            <text:p>Štefánikova 1073, Bohumín, 735 91</text:p>
          </table:table-cell>
          <table:table-cell table:style-name="ce12" office:value-type="string" calcext:value-type="string">
            <text:p>CK Kolík Hobby Bohumín A</text:p>
          </table:table-cell>
          <table:table-cell table:style-name="ce11" table:number-columns-repeated="1017"/>
        </table:table-row>
        <table:table-row table:style-name="ro2">
          <table:table-cell table:style-name="ce2" office:value-type="float" office:value="416" calcext:value-type="float">
            <text:p>416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string" calcext:value-type="string">
            <text:p>Mrakvia</text:p>
          </table:table-cell>
          <table:table-cell table:style-name="ce12" office:value-type="string" calcext:value-type="string">
            <text:p>Zdeněk</text:p>
          </table:table-cell>
          <table:table-cell table:style-name="ce19" office:value-type="date" office:date-value="1951-11-11" calcext:value-type="date">
            <text:p>11. 11. 1951</text:p>
          </table:table-cell>
          <table:table-cell table:style-name="ce12" office:value-type="string" calcext:value-type="string">
            <text:p>Slezská 738, Třinec, 739 61</text:p>
          </table:table-cell>
          <table:table-cell table:style-name="ce12" office:value-type="string" calcext:value-type="string">
            <text:p>TJ TŽ Třinec </text:p>
          </table:table-cell>
          <table:table-cell table:style-name="ce11" table:number-columns-repeated="1017"/>
        </table:table-row>
        <table:table-row table:style-name="ro2">
          <table:table-cell table:style-name="ce3" office:value-type="float" office:value="417" calcext:value-type="float">
            <text:p>417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string" calcext:value-type="string">
            <text:p>Mrnůštík</text:p>
          </table:table-cell>
          <table:table-cell table:style-name="ce12" office:value-type="string" calcext:value-type="string">
            <text:p>Josef</text:p>
          </table:table-cell>
          <table:table-cell table:style-name="ce19" office:value-type="date" office:date-value="1951-05-03" calcext:value-type="date">
            <text:p>3. 5. 1951</text:p>
          </table:table-cell>
          <table:table-cell table:style-name="ce12" office:value-type="string" calcext:value-type="string">
            <text:p>Nový Hrozenkov 683, 756 04</text:p>
          </table:table-cell>
          <table:table-cell table:style-name="ce12" office:value-type="string" calcext:value-type="string">
            <text:p>Cyklotech-Pro a Mrnůštík</text:p>
          </table:table-cell>
          <table:table-cell table:style-name="ce11" table:number-columns-repeated="1017"/>
        </table:table-row>
        <table:table-row table:style-name="ro2">
          <table:table-cell table:style-name="ce2" office:value-type="float" office:value="418" calcext:value-type="float">
            <text:p>418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string" calcext:value-type="string">
            <text:p>Mrózek</text:p>
          </table:table-cell>
          <table:table-cell table:style-name="ce12" office:value-type="string" calcext:value-type="string">
            <text:p>Jiří</text:p>
          </table:table-cell>
          <table:table-cell table:style-name="ce19" office:value-type="date" office:date-value="1956-03-10" calcext:value-type="date">
            <text:p>10. 3. 1956</text:p>
          </table:table-cell>
          <table:table-cell table:style-name="ce12" office:value-type="string" calcext:value-type="string">
            <text:p>Koukolná 10, Dětmarovice, 735 71</text:p>
          </table:table-cell>
          <table:table-cell table:style-name="ce12" office:value-type="string" calcext:value-type="string">
            <text:p>CK Kolík Hobby Bohumín B</text:p>
          </table:table-cell>
          <table:table-cell table:style-name="ce13" table:number-columns-repeated="1017"/>
        </table:table-row>
        <table:table-row table:style-name="ro2">
          <table:table-cell table:style-name="ce2" office:value-type="float" office:value="419" calcext:value-type="float">
            <text:p>419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string" calcext:value-type="string">
            <text:p>Novák</text:p>
          </table:table-cell>
          <table:table-cell table:style-name="ce12" office:value-type="string" calcext:value-type="string">
            <text:p>Milan</text:p>
          </table:table-cell>
          <table:table-cell table:style-name="ce19" office:value-type="date" office:date-value="1957-02-06" calcext:value-type="date">
            <text:p>6. 2. 1957</text:p>
          </table:table-cell>
          <table:table-cell table:style-name="ce12" office:value-type="string" calcext:value-type="string">
            <text:p>Malý Koloredov 1445, Frýdek-Místek, 738 01</text:p>
          </table:table-cell>
          <table:table-cell table:style-name="ce12" office:value-type="string" calcext:value-type="string">
            <text:p>YOGI Racing Ostrava 1</text:p>
          </table:table-cell>
          <table:table-cell table:style-name="ce11" table:number-columns-repeated="1017"/>
        </table:table-row>
        <table:table-row table:style-name="ro2">
          <table:table-cell table:style-name="ce2" office:value-type="float" office:value="420" calcext:value-type="float">
            <text:p>420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string" calcext:value-type="string">
            <text:p>Pěgřimek</text:p>
          </table:table-cell>
          <table:table-cell table:style-name="ce12" office:value-type="string" calcext:value-type="string">
            <text:p>Milan</text:p>
          </table:table-cell>
          <table:table-cell table:style-name="ce19" office:value-type="date" office:date-value="1954-04-23" calcext:value-type="date">
            <text:p>23. 4. 1954</text:p>
          </table:table-cell>
          <table:table-cell table:style-name="ce12" office:value-type="string" calcext:value-type="string">
            <text:p>Okrajová 519, Těrlicko, 735 42</text:p>
          </table:table-cell>
          <table:table-cell table:style-name="ce12" office:value-type="string" calcext:value-type="string">
            <text:p>CK Orlík Orlová</text:p>
          </table:table-cell>
          <table:table-cell table:style-name="ce11" table:number-columns-repeated="1017"/>
        </table:table-row>
        <table:table-row table:style-name="ro3">
          <table:table-cell table:style-name="ce3" office:value-type="float" office:value="421" calcext:value-type="float">
            <text:p>421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string" calcext:value-type="string">
            <text:p>Pekarčík</text:p>
          </table:table-cell>
          <table:table-cell table:style-name="ce12" office:value-type="string" calcext:value-type="string">
            <text:p>Jiří</text:p>
          </table:table-cell>
          <table:table-cell table:style-name="ce19" office:value-type="date" office:date-value="1953-05-01" calcext:value-type="date">
            <text:p>1. 5. 1953</text:p>
          </table:table-cell>
          <table:table-cell table:style-name="ce12" office:value-type="string" calcext:value-type="string">
            <text:p>Havlíčkova 11, Nový Jičín, 741 01</text:p>
          </table:table-cell>
          <table:table-cell table:style-name="ce12" office:value-type="string" calcext:value-type="string">
            <text:p>Cyklokramo Suchdol nad Odrou</text:p>
          </table:table-cell>
          <table:table-cell table:number-columns-repeated="1017"/>
        </table:table-row>
        <table:table-row table:style-name="ro3">
          <table:table-cell table:style-name="ce3" office:value-type="float" office:value="422" calcext:value-type="float">
            <text:p>422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string" calcext:value-type="string">
            <text:p>Pilecki</text:p>
          </table:table-cell>
          <table:table-cell table:style-name="ce12" office:value-type="string" calcext:value-type="string">
            <text:p>Stanislav</text:p>
          </table:table-cell>
          <table:table-cell table:style-name="ce19" office:value-type="date" office:date-value="1955-09-04" calcext:value-type="date">
            <text:p>4. 9. 1955</text:p>
          </table:table-cell>
          <table:table-cell table:style-name="ce12" office:value-type="string" calcext:value-type="string">
            <text:p>ČSA 2932, Karviná 8, 733 01</text:p>
          </table:table-cell>
          <table:table-cell table:style-name="ce12" office:value-type="string" calcext:value-type="string">
            <text:p>Cykloservis MB</text:p>
          </table:table-cell>
          <table:table-cell table:number-columns-repeated="1017"/>
        </table:table-row>
        <table:table-row table:style-name="ro3">
          <table:table-cell table:style-name="ce2" office:value-type="float" office:value="423" calcext:value-type="float">
            <text:p>423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Rovenský</text:p>
          </table:table-cell>
          <table:table-cell table:style-name="ce11" office:value-type="string" calcext:value-type="string">
            <text:p>Ladislav</text:p>
          </table:table-cell>
          <table:table-cell table:style-name="ce20" office:value-type="date" office:date-value="1946-08-23" calcext:value-type="date">
            <text:p>23. 8. 1946</text:p>
          </table:table-cell>
          <table:table-cell table:style-name="ce11" office:value-type="string" calcext:value-type="string">
            <text:p>Obchodní 585/6, Ostrava-Hrabová, 720 00</text:p>
          </table:table-cell>
          <table:table-cell table:style-name="ce11" office:value-type="string" calcext:value-type="string">
            <text:p>YOGI Racing Ostrava 2</text:p>
          </table:table-cell>
          <table:table-cell table:number-columns-repeated="1017"/>
        </table:table-row>
        <table:table-row table:style-name="ro3">
          <table:table-cell table:style-name="ce3" office:value-type="float" office:value="424" calcext:value-type="float">
            <text:p>424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string" calcext:value-type="string">
            <text:p>Savka</text:p>
          </table:table-cell>
          <table:table-cell table:style-name="ce12" office:value-type="string" calcext:value-type="string">
            <text:p>Miroslav</text:p>
          </table:table-cell>
          <table:table-cell table:style-name="ce19" office:value-type="date" office:date-value="1955-12-28" calcext:value-type="date">
            <text:p>28. 12. 1955</text:p>
          </table:table-cell>
          <table:table-cell table:style-name="ce12" office:value-type="string" calcext:value-type="string">
            <text:p>Mánesova 138, Havířov, 736 01</text:p>
          </table:table-cell>
          <table:table-cell table:style-name="ce12" office:value-type="string" calcext:value-type="string">
            <text:p>CK Orlík Orlová</text:p>
          </table:table-cell>
          <table:table-cell table:number-columns-repeated="1017"/>
        </table:table-row>
        <table:table-row table:style-name="ro3">
          <table:table-cell table:style-name="ce2" office:value-type="float" office:value="425" calcext:value-type="float">
            <text:p>425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string" calcext:value-type="string">
            <text:p>Skotnica</text:p>
          </table:table-cell>
          <table:table-cell table:style-name="ce12" office:value-type="string" calcext:value-type="string">
            <text:p>Josef</text:p>
          </table:table-cell>
          <table:table-cell table:style-name="ce19" office:value-type="date" office:date-value="1952-09-06" calcext:value-type="date">
            <text:p>6. 9. 1952</text:p>
          </table:table-cell>
          <table:table-cell table:style-name="ce12" office:value-type="string" calcext:value-type="string">
            <text:p>Ratibořská 2402/20, Opava 1, 746 01</text:p>
          </table:table-cell>
          <table:table-cell table:style-name="ce12" office:value-type="string" calcext:value-type="string">
            <text:p>SKP Opava</text:p>
          </table:table-cell>
          <table:table-cell table:number-columns-repeated="1017"/>
        </table:table-row>
        <table:table-row table:style-name="ro3">
          <table:table-cell table:style-name="ce2" office:value-type="float" office:value="426" calcext:value-type="float">
            <text:p>426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string" calcext:value-type="string">
            <text:p>Tešnar</text:p>
          </table:table-cell>
          <table:table-cell table:style-name="ce12" office:value-type="string" calcext:value-type="string">
            <text:p>Tomáš</text:p>
          </table:table-cell>
          <table:table-cell table:style-name="ce19" office:value-type="date" office:date-value="1951-07-21" calcext:value-type="date">
            <text:p>21. 7. 1951</text:p>
          </table:table-cell>
          <table:table-cell table:style-name="ce12" office:value-type="string" calcext:value-type="string">
            <text:p>Klidná 1300, Orlová-Lutyně, 735 14</text:p>
          </table:table-cell>
          <table:table-cell table:style-name="ce12" office:value-type="string" calcext:value-type="string">
            <text:p>YOGI Racing Ostrava 1</text:p>
          </table:table-cell>
          <table:table-cell table:number-columns-repeated="1017"/>
        </table:table-row>
        <table:table-row table:style-name="ro3">
          <table:table-cell table:style-name="ce2" office:value-type="float" office:value="427" calcext:value-type="float">
            <text:p>427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string" calcext:value-type="string">
            <text:p>Veselý</text:p>
          </table:table-cell>
          <table:table-cell table:style-name="ce12" office:value-type="string" calcext:value-type="string">
            <text:p>Petr</text:p>
          </table:table-cell>
          <table:table-cell table:style-name="ce19" office:value-type="date" office:date-value="1943-02-10" calcext:value-type="date">
            <text:p>10. 2. 1943</text:p>
          </table:table-cell>
          <table:table-cell table:style-name="ce12" office:value-type="string" calcext:value-type="string">
            <text:p>Větrná 360, Třinec 1, 739 61</text:p>
          </table:table-cell>
          <table:table-cell table:style-name="ce12" office:value-type="string" calcext:value-type="string">
            <text:p>TJ TŽ Třinec <text:s/></text:p>
          </table:table-cell>
          <table:table-cell table:number-columns-repeated="1017"/>
        </table:table-row>
        <table:table-row table:style-name="ro3">
          <table:table-cell table:style-name="ce3" office:value-type="float" office:value="428" calcext:value-type="float">
            <text:p>428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Zdanowicz</text:p>
          </table:table-cell>
          <table:table-cell table:style-name="ce11" office:value-type="string" calcext:value-type="string">
            <text:p>Marek</text:p>
          </table:table-cell>
          <table:table-cell table:style-name="ce20" office:value-type="date" office:date-value="1955-01-19" calcext:value-type="date">
            <text:p>19. 1. 1955</text:p>
          </table:table-cell>
          <table:table-cell table:style-name="ce11" office:value-type="string" calcext:value-type="string">
            <text:p>Magnolii 11, Gliwice</text:p>
          </table:table-cell>
          <table:table-cell table:style-name="ce11" office:value-type="string" calcext:value-type="string">
            <text:p>CK Kolík Hobby Bohumín A </text:p>
          </table:table-cell>
          <table:table-cell table:number-columns-repeated="1017"/>
        </table:table-row>
        <table:table-row table:style-name="ro3">
          <table:table-cell table:style-name="ce4" office:value-type="float" office:value="429" calcext:value-type="float">
            <text:p>429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string" calcext:value-type="string">
            <text:p>Bárta</text:p>
          </table:table-cell>
          <table:table-cell table:style-name="ce14" office:value-type="string" calcext:value-type="string">
            <text:p>Miroslav</text:p>
          </table:table-cell>
          <table:table-cell table:style-name="ce22" office:value-type="date" office:date-value="1954-11-03" calcext:value-type="date">
            <text:p>3. 11. 1954</text:p>
          </table:table-cell>
          <table:table-cell table:style-name="ce14" office:value-type="string" calcext:value-type="string">
            <text:p>Datyňská 282, Šenov u Ostravy, 739 34</text:p>
          </table:table-cell>
          <table:table-cell table:style-name="ce14" office:value-type="string" calcext:value-type="string">
            <text:p>SK Bagbike </text:p>
          </table:table-cell>
          <table:table-cell table:number-columns-repeated="1017"/>
        </table:table-row>
        <table:table-row table:style-name="ro3">
          <table:table-cell table:style-name="ce4" office:value-type="float" office:value="430" calcext:value-type="float">
            <text:p>430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string" calcext:value-type="string">
            <text:p>Jankowski</text:p>
          </table:table-cell>
          <table:table-cell table:style-name="ce14" office:value-type="string" calcext:value-type="string">
            <text:p>Alexander</text:p>
          </table:table-cell>
          <table:table-cell table:style-name="ce22" office:value-type="date" office:date-value="1956-09-20" calcext:value-type="date">
            <text:p>20. 9. 1956</text:p>
          </table:table-cell>
          <table:table-cell table:style-name="ce14" office:value-type="string" calcext:value-type="string">
            <text:p>Janka Krajickego 14/9, Ruznia Raciborska</text:p>
          </table:table-cell>
          <table:table-cell table:style-name="ce14" office:value-type="string" calcext:value-type="string">
            <text:p>ACK Stará Ves nad Ondřejnicí</text:p>
          </table:table-cell>
          <table:table-cell table:number-columns-repeated="1017"/>
        </table:table-row>
        <table:table-row table:style-name="ro3">
          <table:table-cell table:style-name="ce8" office:value-type="float" office:value="431" calcext:value-type="float">
            <text:p>431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Misina</text:p>
          </table:table-cell>
          <table:table-cell table:style-name="ce16" office:value-type="string" calcext:value-type="string">
            <text:p>Andrzej</text:p>
          </table:table-cell>
          <table:table-cell table:style-name="ce24" office:value-type="date" office:date-value="1953-12-02" calcext:value-type="date">
            <text:p>2. 12. 1953</text:p>
          </table:table-cell>
          <table:table-cell table:style-name="ce16" office:value-type="string" calcext:value-type="string">
            <text:p>Wojska Polskiego 17/13, Kietrz</text:p>
          </table:table-cell>
          <table:table-cell table:style-name="ce16" office:value-type="string" calcext:value-type="string">
            <text:p>ACK Stará Ves nad Ondřejnicí</text:p>
          </table:table-cell>
          <table:table-cell table:number-columns-repeated="1017"/>
        </table:table-row>
        <table:table-row table:style-name="ro3">
          <table:table-cell table:style-name="ce3" office:value-type="float" office:value="501" calcext:value-type="float">
            <text:p>501</text:p>
          </table:table-cell>
          <table:table-cell table:style-name="ce11" office:value-type="string" calcext:value-type="string">
            <text:p>Ž</text:p>
          </table:table-cell>
          <table:table-cell table:style-name="ce11" office:value-type="string" calcext:value-type="string">
            <text:p>Bartošová</text:p>
          </table:table-cell>
          <table:table-cell table:style-name="ce11" office:value-type="string" calcext:value-type="string">
            <text:p>Denisa</text:p>
          </table:table-cell>
          <table:table-cell table:style-name="ce20" office:value-type="date" office:date-value="1992-03-12" calcext:value-type="date">
            <text:p>12. 3. 1992</text:p>
          </table:table-cell>
          <table:table-cell table:style-name="ce11" office:value-type="string" calcext:value-type="string">
            <text:p>1.máje 1256, Orlová, 735 14</text:p>
          </table:table-cell>
          <table:table-cell table:style-name="ce11" office:value-type="string" calcext:value-type="string">
            <text:p>CK Kolík Hobby Bohumín A</text:p>
          </table:table-cell>
          <table:table-cell table:number-columns-repeated="1017"/>
        </table:table-row>
        <table:table-row table:style-name="ro3">
          <table:table-cell table:style-name="ce2" office:value-type="float" office:value="502" calcext:value-type="float">
            <text:p>502</text:p>
          </table:table-cell>
          <table:table-cell table:style-name="ce11" office:value-type="string" calcext:value-type="string">
            <text:p>Ž</text:p>
          </table:table-cell>
          <table:table-cell table:style-name="ce11" office:value-type="string" calcext:value-type="string">
            <text:p>Bučíková</text:p>
          </table:table-cell>
          <table:table-cell table:style-name="ce11" office:value-type="string" calcext:value-type="string">
            <text:p>Hana</text:p>
          </table:table-cell>
          <table:table-cell table:style-name="ce20" office:value-type="date" office:date-value="1972-07-20" calcext:value-type="date">
            <text:p>20. 7. 1972</text:p>
          </table:table-cell>
          <table:table-cell table:style-name="ce11" office:value-type="string" calcext:value-type="string">
            <text:p>Ukrajinská 1447/3, Ostrava-Poruba, 708 00</text:p>
          </table:table-cell>
          <table:table-cell table:style-name="ce11" office:value-type="string" calcext:value-type="string">
            <text:p>ACS DRAK VRBNO</text:p>
          </table:table-cell>
          <table:table-cell table:number-columns-repeated="1017"/>
        </table:table-row>
        <table:table-row table:style-name="ro3">
          <table:table-cell table:style-name="ce2" office:value-type="float" office:value="503" calcext:value-type="float">
            <text:p>503</text:p>
          </table:table-cell>
          <table:table-cell table:style-name="ce12" office:value-type="string" calcext:value-type="string">
            <text:p>Ž</text:p>
          </table:table-cell>
          <table:table-cell table:style-name="ce12" office:value-type="string" calcext:value-type="string">
            <text:p>Dohnalová</text:p>
          </table:table-cell>
          <table:table-cell table:style-name="ce12" office:value-type="string" calcext:value-type="string">
            <text:p>Jaroslava</text:p>
          </table:table-cell>
          <table:table-cell table:style-name="ce19" office:value-type="date" office:date-value="1972-03-15" calcext:value-type="date">
            <text:p>15. 3. 1972</text:p>
          </table:table-cell>
          <table:table-cell table:style-name="ce12" office:value-type="string" calcext:value-type="string">
            <text:p>Vrchlického 19, Krnov, 794 01</text:p>
          </table:table-cell>
          <table:table-cell table:style-name="ce12" office:value-type="string" calcext:value-type="string">
            <text:p>Cyklistika pro všechny Krnov</text:p>
          </table:table-cell>
          <table:table-cell table:number-columns-repeated="1017"/>
        </table:table-row>
        <table:table-row table:style-name="ro3">
          <table:table-cell table:style-name="ce3" office:value-type="float" office:value="504" calcext:value-type="float">
            <text:p>504</text:p>
          </table:table-cell>
          <table:table-cell table:style-name="ce12" office:value-type="string" calcext:value-type="string">
            <text:p>Ž</text:p>
          </table:table-cell>
          <table:table-cell table:style-name="ce12" office:value-type="string" calcext:value-type="string">
            <text:p>Gruchalová</text:p>
          </table:table-cell>
          <table:table-cell table:style-name="ce12" office:value-type="string" calcext:value-type="string">
            <text:p>Lucie</text:p>
          </table:table-cell>
          <table:table-cell table:style-name="ce19" office:value-type="date" office:date-value="1984-09-23" calcext:value-type="date">
            <text:p>23. 9. 1984</text:p>
          </table:table-cell>
          <table:table-cell table:style-name="ce12" office:value-type="string" calcext:value-type="string">
            <text:p>A.Hrdličky 1634, Ostrava-Poruba</text:p>
          </table:table-cell>
          <table:table-cell table:style-name="ce12" office:value-type="string" calcext:value-type="string">
            <text:p>Lowell Pro Šafrata Team Bohumín</text:p>
          </table:table-cell>
          <table:table-cell table:number-columns-repeated="1017"/>
        </table:table-row>
        <table:table-row table:style-name="ro3">
          <table:table-cell table:style-name="ce2" office:value-type="float" office:value="505" calcext:value-type="float">
            <text:p>505</text:p>
          </table:table-cell>
          <table:table-cell table:style-name="ce11" office:value-type="string" calcext:value-type="string">
            <text:p>Ž</text:p>
          </table:table-cell>
          <table:table-cell table:style-name="ce11" office:value-type="string" calcext:value-type="string">
            <text:p>Husičková</text:p>
          </table:table-cell>
          <table:table-cell table:style-name="ce11" office:value-type="string" calcext:value-type="string">
            <text:p>Zdeňka</text:p>
          </table:table-cell>
          <table:table-cell table:style-name="ce20" office:value-type="date" office:date-value="1977-12-15" calcext:value-type="date">
            <text:p>15. 12. 1977</text:p>
          </table:table-cell>
          <table:table-cell table:style-name="ce11" office:value-type="string" calcext:value-type="string">
            <text:p>Hukovice 96, Bartošovice,742 13</text:p>
          </table:table-cell>
          <table:table-cell table:style-name="ce11" office:value-type="string" calcext:value-type="string">
            <text:p>Skvělá kola </text:p>
          </table:table-cell>
          <table:table-cell table:number-columns-repeated="1017"/>
        </table:table-row>
        <table:table-row table:style-name="ro3">
          <table:table-cell table:style-name="ce5" office:value-type="float" office:value="506" calcext:value-type="float">
            <text:p>506</text:p>
          </table:table-cell>
          <table:table-cell table:style-name="ce12" office:value-type="string" calcext:value-type="string">
            <text:p>Ž</text:p>
          </table:table-cell>
          <table:table-cell table:style-name="ce12" office:value-type="string" calcext:value-type="string">
            <text:p>Chmurová</text:p>
          </table:table-cell>
          <table:table-cell table:style-name="ce12" office:value-type="string" calcext:value-type="string">
            <text:p>Jana</text:p>
          </table:table-cell>
          <table:table-cell table:style-name="ce19" office:value-type="date" office:date-value="1991-02-18" calcext:value-type="date">
            <text:p>18. 2. 1991</text:p>
          </table:table-cell>
          <table:table-cell table:style-name="ce12" office:value-type="string" calcext:value-type="string">
            <text:p>Břenkova 15, Ostrava-Zábřeh, 700 30</text:p>
          </table:table-cell>
          <table:table-cell table:style-name="ce12" office:value-type="string" calcext:value-type="string">
            <text:p>Team Forman Cinelli</text:p>
          </table:table-cell>
          <table:table-cell table:number-columns-repeated="1017"/>
        </table:table-row>
        <table:table-row table:style-name="ro3">
          <table:table-cell table:style-name="ce3" office:value-type="float" office:value="507" calcext:value-type="float">
            <text:p>507</text:p>
          </table:table-cell>
          <table:table-cell table:style-name="ce12" office:value-type="string" calcext:value-type="string">
            <text:p>Ž</text:p>
          </table:table-cell>
          <table:table-cell table:style-name="ce12" office:value-type="string" calcext:value-type="string">
            <text:p>Jaklová</text:p>
          </table:table-cell>
          <table:table-cell table:style-name="ce12" office:value-type="string" calcext:value-type="string">
            <text:p>Ivana</text:p>
          </table:table-cell>
          <table:table-cell table:style-name="ce19" office:value-type="date" office:date-value="1965-01-27" calcext:value-type="date">
            <text:p>27. 1. 1965</text:p>
          </table:table-cell>
          <table:table-cell table:style-name="ce12" office:value-type="string" calcext:value-type="string">
            <text:p>Zimmlerova 27, Ostrava, 700 30</text:p>
          </table:table-cell>
          <table:table-cell table:style-name="ce12" office:value-type="string" calcext:value-type="string">
            <text:p>Lowell Pro Šafrata Team Bohumín</text:p>
          </table:table-cell>
          <table:table-cell table:number-columns-repeated="1017"/>
        </table:table-row>
        <table:table-row table:style-name="ro3">
          <table:table-cell table:style-name="ce3" office:value-type="float" office:value="508" calcext:value-type="float">
            <text:p>508</text:p>
          </table:table-cell>
          <table:table-cell table:style-name="ce12" office:value-type="string" calcext:value-type="string">
            <text:p>Ž</text:p>
          </table:table-cell>
          <table:table-cell table:style-name="ce12" office:value-type="string" calcext:value-type="string">
            <text:p>Lantová </text:p>
          </table:table-cell>
          <table:table-cell table:style-name="ce12" office:value-type="string" calcext:value-type="string">
            <text:p>Romana</text:p>
          </table:table-cell>
          <table:table-cell table:style-name="ce19" office:value-type="date" office:date-value="1997-05-14" calcext:value-type="date">
            <text:p>14. 5. 1997</text:p>
          </table:table-cell>
          <table:table-cell table:style-name="ce12" office:value-type="string" calcext:value-type="string">
            <text:p>Zátor 150</text:p>
          </table:table-cell>
          <table:table-cell table:style-name="ce12" office:value-type="string" calcext:value-type="string">
            <text:p>Cyklistika pro všechny Krnov</text:p>
          </table:table-cell>
          <table:table-cell table:number-columns-repeated="1017"/>
        </table:table-row>
        <table:table-row table:style-name="ro3">
          <table:table-cell table:style-name="ce2" office:value-type="float" office:value="509" calcext:value-type="float">
            <text:p>509</text:p>
          </table:table-cell>
          <table:table-cell table:style-name="ce12" office:value-type="string" calcext:value-type="string">
            <text:p>Ž</text:p>
          </table:table-cell>
          <table:table-cell table:style-name="ce12" office:value-type="string" calcext:value-type="string">
            <text:p>Lantová </text:p>
          </table:table-cell>
          <table:table-cell table:style-name="ce12" office:value-type="string" calcext:value-type="string">
            <text:p>Romana</text:p>
          </table:table-cell>
          <table:table-cell table:style-name="ce19" office:value-type="date" office:date-value="1972-02-06" calcext:value-type="date">
            <text:p>6. 2. 1972</text:p>
          </table:table-cell>
          <table:table-cell table:style-name="ce12" office:value-type="string" calcext:value-type="string">
            <text:p>Zátor 150</text:p>
          </table:table-cell>
          <table:table-cell table:style-name="ce12" office:value-type="string" calcext:value-type="string">
            <text:p>Cyklistika pro všechny Krnov</text:p>
          </table:table-cell>
          <table:table-cell table:number-columns-repeated="1017"/>
        </table:table-row>
        <table:table-row table:style-name="ro3">
          <table:table-cell table:style-name="ce3" office:value-type="float" office:value="510" calcext:value-type="float">
            <text:p>510</text:p>
          </table:table-cell>
          <table:table-cell table:style-name="ce11" office:value-type="string" calcext:value-type="string">
            <text:p>Ž</text:p>
          </table:table-cell>
          <table:table-cell table:style-name="ce11" office:value-type="string" calcext:value-type="string">
            <text:p>Pechová</text:p>
          </table:table-cell>
          <table:table-cell table:style-name="ce11" office:value-type="string" calcext:value-type="string">
            <text:p>Vlaďka</text:p>
          </table:table-cell>
          <table:table-cell table:style-name="ce20" office:value-type="date" office:date-value="1973-03-02" calcext:value-type="date">
            <text:p>2. 3. 1973</text:p>
          </table:table-cell>
          <table:table-cell table:style-name="ce11" office:value-type="string" calcext:value-type="string">
            <text:p>Hodslavice 385, Nový Jičín, 742 71</text:p>
          </table:table-cell>
          <table:table-cell table:style-name="ce11" office:value-type="string" calcext:value-type="string">
            <text:p>KILPI RACING TEAM OSTRAVA </text:p>
          </table:table-cell>
          <table:table-cell table:number-columns-repeated="1017"/>
        </table:table-row>
        <table:table-row table:style-name="ro3">
          <table:table-cell table:style-name="ce3" office:value-type="float" office:value="511" calcext:value-type="float">
            <text:p>511</text:p>
          </table:table-cell>
          <table:table-cell table:style-name="ce11" office:value-type="string" calcext:value-type="string">
            <text:p>Ž</text:p>
          </table:table-cell>
          <table:table-cell table:style-name="ce11" office:value-type="string" calcext:value-type="string">
            <text:p>Rygelová</text:p>
          </table:table-cell>
          <table:table-cell table:style-name="ce11" office:value-type="string" calcext:value-type="string">
            <text:p>Markéta</text:p>
          </table:table-cell>
          <table:table-cell table:style-name="ce20" office:value-type="date" office:date-value="1991-10-23" calcext:value-type="date">
            <text:p>23. 10. 1991</text:p>
          </table:table-cell>
          <table:table-cell table:style-name="ce11" office:value-type="string" calcext:value-type="string">
            <text:p>Skorošice 37, Třinec, 790 66</text:p>
          </table:table-cell>
          <table:table-cell table:style-name="ce11" office:value-type="string" calcext:value-type="string">
            <text:p>KILPI RACING TEAM OSTRAVA </text:p>
          </table:table-cell>
          <table:table-cell table:number-columns-repeated="1017"/>
        </table:table-row>
        <table:table-row table:style-name="ro3">
          <table:table-cell table:style-name="ce2" office:value-type="float" office:value="512" calcext:value-type="float">
            <text:p>512</text:p>
          </table:table-cell>
          <table:table-cell table:style-name="ce11" office:value-type="string" calcext:value-type="string">
            <text:p>Ž</text:p>
          </table:table-cell>
          <table:table-cell table:style-name="ce11" office:value-type="string" calcext:value-type="string">
            <text:p>Sladkovská</text:p>
          </table:table-cell>
          <table:table-cell table:style-name="ce11" office:value-type="string" calcext:value-type="string">
            <text:p>Petra</text:p>
          </table:table-cell>
          <table:table-cell table:style-name="ce20" office:value-type="date" office:date-value="1989-07-03" calcext:value-type="date">
            <text:p>3. 7. 1989</text:p>
          </table:table-cell>
          <table:table-cell table:style-name="ce11" office:value-type="string" calcext:value-type="string">
            <text:p>Za Sušárnou 542, Mořkov, 742 72</text:p>
          </table:table-cell>
          <table:table-cell table:style-name="ce11" office:value-type="string" calcext:value-type="string">
            <text:p>CK Continental Frenštát p. R. <text:s/>2</text:p>
          </table:table-cell>
          <table:table-cell table:number-columns-repeated="1017"/>
        </table:table-row>
        <table:table-row table:style-name="ro3">
          <table:table-cell table:style-name="ce4" office:value-type="float" office:value="513" calcext:value-type="float">
            <text:p>513</text:p>
          </table:table-cell>
          <table:table-cell table:style-name="ce14" office:value-type="string" calcext:value-type="string">
            <text:p>Ž</text:p>
          </table:table-cell>
          <table:table-cell table:style-name="ce14" office:value-type="string" calcext:value-type="string">
            <text:p>Pytlová</text:p>
          </table:table-cell>
          <table:table-cell table:style-name="ce14" office:value-type="string" calcext:value-type="string">
            <text:p>Markéta</text:p>
          </table:table-cell>
          <table:table-cell table:style-name="ce22" office:value-type="date" office:date-value="1999-10-02" calcext:value-type="date">
            <text:p>2. 10. 1999</text:p>
          </table:table-cell>
          <table:table-cell table:style-name="ce14" office:value-type="string" calcext:value-type="string">
            <text:p>29.Dubna 23, Ostrava, 700 30</text:p>
          </table:table-cell>
          <table:table-cell table:style-name="ce14" office:value-type="string" calcext:value-type="string">
            <text:p>SK Bagbike </text:p>
          </table:table-cell>
          <table:table-cell table:number-columns-repeated="1017"/>
        </table:table-row>
        <table:table-row table:style-name="ro3">
          <table:table-cell table:style-name="ce4" office:value-type="float" office:value="514" calcext:value-type="float">
            <text:p>514</text:p>
          </table:table-cell>
          <table:table-cell table:style-name="ce14" office:value-type="string" calcext:value-type="string">
            <text:p>Ž</text:p>
          </table:table-cell>
          <table:table-cell table:style-name="ce14" office:value-type="string" calcext:value-type="string">
            <text:p>Weglarzová</text:p>
          </table:table-cell>
          <table:table-cell table:style-name="ce14" office:value-type="string" calcext:value-type="string">
            <text:p>Kristýna</text:p>
          </table:table-cell>
          <table:table-cell table:style-name="ce22" office:value-type="date" office:date-value="2002-03-25" calcext:value-type="date">
            <text:p>25. 3. 2002</text:p>
          </table:table-cell>
          <table:table-cell table:style-name="ce14" office:value-type="string" calcext:value-type="string">
            <text:p>Sadová 841, Orlová-Poruba, 735 14</text:p>
          </table:table-cell>
          <table:table-cell table:style-name="ce14" office:value-type="string" calcext:value-type="string">
            <text:p>CK Feso Petřvald</text:p>
          </table:table-cell>
          <table:table-cell table:number-columns-repeated="1017"/>
        </table:table-row>
        <table:table-row table:style-name="ro3">
          <table:table-cell table:style-name="ce2" office:value-type="float" office:value="701" calcext:value-type="float">
            <text:p>701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Czernek</text:p>
          </table:table-cell>
          <table:table-cell table:style-name="ce11" office:value-type="string" calcext:value-type="string">
            <text:p>Pawel</text:p>
          </table:table-cell>
          <table:table-cell table:style-name="ce20" office:value-type="date" office:date-value="2001-01-11" calcext:value-type="date">
            <text:p>11. 1. 2001</text:p>
          </table:table-cell>
          <table:table-cell table:style-name="ce11" office:value-type="string" calcext:value-type="string">
            <text:p>Bystřice 1070, 739 95</text:p>
          </table:table-cell>
          <table:table-cell table:style-name="ce11" office:value-type="string" calcext:value-type="string">
            <text:p>TJ TŽ Třinec</text:p>
          </table:table-cell>
          <table:table-cell table:number-columns-repeated="1017"/>
        </table:table-row>
        <table:table-row table:style-name="ro3">
          <table:table-cell table:style-name="ce2" office:value-type="float" office:value="702" calcext:value-type="float">
            <text:p>702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Winkler</text:p>
          </table:table-cell>
          <table:table-cell table:style-name="ce11" office:value-type="string" calcext:value-type="string">
            <text:p>Jakub</text:p>
          </table:table-cell>
          <table:table-cell table:style-name="ce20" office:value-type="date" office:date-value="1999-02-18" calcext:value-type="date">
            <text:p>18. 2. 1999</text:p>
          </table:table-cell>
          <table:table-cell table:style-name="ce11" office:value-type="string" calcext:value-type="string">
            <text:p>Zahradní 334, Slavkov, 747 57</text:p>
          </table:table-cell>
          <table:table-cell table:style-name="ce11" office:value-type="string" calcext:value-type="string">
            <text:p>Cyklosport HF Opava-Bikestyle.cz</text:p>
          </table:table-cell>
          <table:table-cell table:number-columns-repeated="1017"/>
        </table:table-row>
        <table:table-row table:style-name="ro3">
          <table:table-cell table:style-name="ce3" office:value-type="float" office:value="703" calcext:value-type="float">
            <text:p>703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Huráč</text:p>
          </table:table-cell>
          <table:table-cell table:style-name="ce11" office:value-type="string" calcext:value-type="string">
            <text:p>Vojtěch</text:p>
          </table:table-cell>
          <table:table-cell table:style-name="ce20" office:value-type="date" office:date-value="2002-04-11" calcext:value-type="date">
            <text:p>11. 4. 2002</text:p>
          </table:table-cell>
          <table:table-cell table:style-name="ce11" office:value-type="string" calcext:value-type="string">
            <text:p>Stará Štreka 641, Orlová-Poruba, 735 14</text:p>
          </table:table-cell>
          <table:table-cell table:style-name="ce11" office:value-type="string" calcext:value-type="string">
            <text:p>CK Feso Petřvald</text:p>
          </table:table-cell>
          <table:table-cell table:number-columns-repeated="1017"/>
        </table:table-row>
        <table:table-row table:style-name="ro3">
          <table:table-cell table:style-name="ce3" office:value-type="float" office:value="704" calcext:value-type="float">
            <text:p>704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Kotra</text:p>
          </table:table-cell>
          <table:table-cell table:style-name="ce11" office:value-type="string" calcext:value-type="string">
            <text:p>Vojtěch</text:p>
          </table:table-cell>
          <table:table-cell table:style-name="ce20" office:value-type="date" office:date-value="2001-03-24" calcext:value-type="date">
            <text:p>24. 3. 2001</text:p>
          </table:table-cell>
          <table:table-cell table:style-name="ce11" office:value-type="string" calcext:value-type="string">
            <text:p>Šumbarská 88, Petřvald, 735 41</text:p>
          </table:table-cell>
          <table:table-cell table:style-name="ce11" office:value-type="string" calcext:value-type="string">
            <text:p>CK Feso Petřvald</text:p>
          </table:table-cell>
          <table:table-cell table:number-columns-repeated="1017"/>
        </table:table-row>
        <table:table-row table:style-name="ro3">
          <table:table-cell table:style-name="ce2" office:value-type="float" office:value="705" calcext:value-type="float">
            <text:p>705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Pěgřim</text:p>
          </table:table-cell>
          <table:table-cell table:style-name="ce11" office:value-type="string" calcext:value-type="string">
            <text:p>Filip</text:p>
          </table:table-cell>
          <table:table-cell table:style-name="ce20" office:value-type="date" office:date-value="2000-02-11" calcext:value-type="date">
            <text:p>11. 2. 2000</text:p>
          </table:table-cell>
          <table:table-cell table:style-name="ce11" office:value-type="string" calcext:value-type="string">
            <text:p>Lípová 276, Český Těšín, 735 62</text:p>
          </table:table-cell>
          <table:table-cell table:style-name="ce11" office:value-type="string" calcext:value-type="string">
            <text:p>TJ TŽ Třinec</text:p>
          </table:table-cell>
          <table:table-cell table:number-columns-repeated="1017"/>
        </table:table-row>
        <table:table-row table:style-name="ro3">
          <table:table-cell table:style-name="ce3" office:value-type="float" office:value="706" calcext:value-type="float">
            <text:p>706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Swaczyna</text:p>
          </table:table-cell>
          <table:table-cell table:style-name="ce11" office:value-type="string" calcext:value-type="string">
            <text:p>Tomáš</text:p>
          </table:table-cell>
          <table:table-cell table:style-name="ce20" office:value-type="date" office:date-value="2001-11-23" calcext:value-type="date">
            <text:p>23. 11. 2001</text:p>
          </table:table-cell>
          <table:table-cell table:style-name="ce11" office:value-type="string" calcext:value-type="string">
            <text:p>Zelená 9/1554, Český Těšín, 737 01</text:p>
          </table:table-cell>
          <table:table-cell table:style-name="ce11" office:value-type="string" calcext:value-type="string">
            <text:p>CK Feso Petřvald</text:p>
          </table:table-cell>
          <table:table-cell table:number-columns-repeated="1017"/>
        </table:table-row>
        <table:table-row table:style-name="ro3">
          <table:table-cell table:style-name="ce3" office:value-type="float" office:value="707" calcext:value-type="float">
            <text:p>707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Vahalík</text:p>
          </table:table-cell>
          <table:table-cell table:style-name="ce11" office:value-type="string" calcext:value-type="string">
            <text:p>Jan</text:p>
          </table:table-cell>
          <table:table-cell table:style-name="ce20" office:value-type="date" office:date-value="2000-06-29" calcext:value-type="date">
            <text:p>29. 6. 2000</text:p>
          </table:table-cell>
          <table:table-cell table:style-name="ce11" office:value-type="string" calcext:value-type="string">
            <text:p>Jičina 29, Starý Jičín, 742 31</text:p>
          </table:table-cell>
          <table:table-cell table:style-name="ce11" office:value-type="string" calcext:value-type="string">
            <text:p>Cyklokramo Suchdol nad Odrou</text:p>
          </table:table-cell>
          <table:table-cell table:number-columns-repeated="1017"/>
        </table:table-row>
        <table:table-row table:style-name="ro3">
          <table:table-cell table:style-name="ce4" office:value-type="float" office:value="708" calcext:value-type="float">
            <text:p>708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Hašek</text:p>
          </table:table-cell>
          <table:table-cell table:style-name="ce14" office:value-type="string" calcext:value-type="string">
            <text:p>Max</text:p>
          </table:table-cell>
          <table:table-cell table:style-name="ce22" office:value-type="date" office:date-value="2002-09-21" calcext:value-type="date">
            <text:p>21. 9. 2002</text:p>
          </table:table-cell>
          <table:table-cell table:style-name="ce14" office:value-type="string" calcext:value-type="string">
            <text:p>Krakovská, Ostrava, 700 30 </text:p>
          </table:table-cell>
          <table:table-cell table:style-name="ce14" office:value-type="string" calcext:value-type="string">
            <text:p>SK Bagbike</text:p>
          </table:table-cell>
          <table:table-cell table:style-name="ce26" table:number-columns-repeated="1017"/>
        </table:table-row>
        <table:table-row table:style-name="ro3" table:number-rows-repeated="10483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is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'2017'.A1:'2017'.G18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000" number:language="cs" number:country="CZ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cs" number:country="CZ">
      <number:number number:decimal-places="0" number:min-integer-digits="1" number:grouping="true"/>
      <number:text> Kč</number:text>
    </number:number-style>
    <number:number-style style:name="N10107" number:language="cs" number:country="CZ">
      <number:text>-</number:text>
      <number:number number:decimal-places="0" number:min-integer-digits="1" number:grouping="true"/>
      <number:text> Kč</number:text>
      <style:map style:condition="value()&gt;=0" style:apply-style-name="N10107P0"/>
    </number:number-style>
    <number:number-style style:name="N10108P0" style:volatile="true" number:language="cs" number:country="CZ">
      <number:number number:decimal-places="0" number:min-integer-digits="1" number:grouping="true"/>
      <number:text> Kč</number:text>
    </number:number-style>
    <number:number-style style:name="N10108" number:language="cs" number:country="CZ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0108P0"/>
    </number:number-style>
    <number:number-style style:name="N10110P0" style:volatile="true" number:language="cs" number:country="CZ">
      <number:number number:decimal-places="2" number:min-integer-digits="1" number:grouping="true"/>
      <number:text> Kč</number:text>
    </number:number-style>
    <number:number-style style:name="N10110" number:language="cs" number:country="CZ">
      <number:text>-</number:text>
      <number:number number:decimal-places="2" number:min-integer-digits="1" number:grouping="true"/>
      <number:text> Kč</number:text>
      <style:map style:condition="value()&gt;=0" style:apply-style-name="N10110P0"/>
    </number:number-style>
    <number:number-style style:name="N10111P0" style:volatile="true" number:language="cs" number:country="CZ">
      <number:number number:decimal-places="2" number:min-integer-digits="1" number:grouping="true"/>
      <number:text> Kč</number:text>
    </number:number-style>
    <number:number-style style:name="N10111" number:language="cs" number:country="CZ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0111P0"/>
    </number:number-style>
    <number:date-style style:name="N10112" number:language="cs" number:country="CZ">
      <number:day/>
      <number:text>.</number:text>
      <number:month number:textual="true"/>
      <number:text>.</number:text>
      <number:year/>
    </number:date-style>
    <number:date-style style:name="N10113" number:language="cs" number:country="CZ">
      <number:day/>
      <number:text>.</number:text>
      <number:month number:textual="true"/>
    </number:date-style>
    <number:date-style style:name="N10114" number:language="cs" number:country="CZ">
      <number:month number:textual="true"/>
      <number:text>.</number:text>
      <number:year/>
    </number:date-style>
    <number:time-style style:name="N10115" number:language="cs" number:country="CZ">
      <number:hours/>
      <number:text>:</number:text>
      <number:minutes number:style="long"/>
      <number:text> </number:text>
      <number:am-pm/>
    </number:time-style>
    <number:time-style style:name="N10116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cs" number:country="CZ">
      <number:hours/>
      <number:text>:</number:text>
      <number:minutes number:style="long"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19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cs" number:country="CZ">
      <number:number number:decimal-places="0" number:min-integer-digits="1" number:grouping="true"/>
      <number:text>     </number:text>
    </number:number-style>
    <number:number-style style:name="N10121" number:language="cs" number:country="CZ">
      <number:text>-</number:text>
      <number:number number:decimal-places="0" number:min-integer-digits="1" number:grouping="true"/>
      <number:text>     </number:text>
      <style:map style:condition="value()&gt;=0" style:apply-style-name="N10121P0"/>
    </number:number-style>
    <number:number-style style:name="N10122P0" style:volatile="true" number:language="cs" number:country="CZ">
      <number:number number:decimal-places="0" number:min-integer-digits="1" number:grouping="true"/>
      <number:text>     </number:text>
    </number:number-style>
    <number:number-style style:name="N10122" number:language="cs" number:country="CZ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2P0"/>
    </number:number-style>
    <number:number-style style:name="N10124P0" style:volatile="true" number:language="cs" number:country="CZ">
      <number:number number:decimal-places="2" number:min-integer-digits="1" number:grouping="true"/>
      <number:text>     </number:text>
    </number:number-style>
    <number:number-style style:name="N10124" number:language="cs" number:country="CZ">
      <number:text>-</number:text>
      <number:number number:decimal-places="2" number:min-integer-digits="1" number:grouping="true"/>
      <number:text>     </number:text>
      <style:map style:condition="value()&gt;=0" style:apply-style-name="N10124P0"/>
    </number:number-style>
    <number:number-style style:name="N10125P0" style:volatile="true" number:language="cs" number:country="CZ">
      <number:number number:decimal-places="2" number:min-integer-digits="1" number:grouping="true"/>
      <number:text>     </number:text>
    </number:number-style>
    <number:number-style style:name="N10125" number:language="cs" number:country="CZ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5P0"/>
    </number:number-style>
    <number:number-style style:name="N10129P0" style:volatile="true" number:language="cs" number:country="CZ">
      <number:text> </number:text>
      <number:number number:decimal-places="0" number:min-integer-digits="1" number:grouping="true"/>
      <number:text>      </number:text>
    </number:number-style>
    <number:number-style style:name="N10129P1" style:volatile="true" number:language="cs" number:country="CZ">
      <number:text>-</number:text>
      <number:number number:decimal-places="0" number:min-integer-digits="1" number:grouping="true"/>
      <number:text>      </number:text>
    </number:number-style>
    <number:number-style style:name="N10129P2" style:volatile="true" number:language="cs" number:country="CZ">
      <number:text> -      </number:text>
    </number:number-style>
    <number:text-style style:name="N10129" number:language="cs" number:country="CZ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cs" number:country="CZ">
      <number:text> </number:text>
      <number:number number:decimal-places="0" number:min-integer-digits="1" number:grouping="true"/>
      <number:text> Kč </number:text>
    </number:number-style>
    <number:number-style style:name="N10133P1" style:volatile="true" number:language="cs" number:country="CZ">
      <number:text>-</number:text>
      <number:number number:decimal-places="0" number:min-integer-digits="1" number:grouping="true"/>
      <number:text> Kč </number:text>
    </number:number-style>
    <number:number-style style:name="N10133P2" style:volatile="true" number:language="cs" number:country="CZ">
      <number:text> - Kč </number:text>
    </number:number-style>
    <number:text-style style:name="N10133" number:language="cs" number:country="CZ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cs" number:country="CZ">
      <number:text> </number:text>
      <number:number number:decimal-places="2" number:min-integer-digits="1" number:grouping="true"/>
      <number:text>      </number:text>
    </number:number-style>
    <number:number-style style:name="N10137P1" style:volatile="true" number:language="cs" number:country="CZ">
      <number:text>-</number:text>
      <number:number number:decimal-places="2" number:min-integer-digits="1" number:grouping="true"/>
      <number:text>      </number:text>
    </number:number-style>
    <number:number-style style:name="N10137P2" style:volatile="true" number:language="cs" number:country="CZ">
      <number:text> -</number:text>
      <number:number number:decimal-places="0" number:min-integer-digits="0"/>
      <number:text>      </number:text>
    </number:number-style>
    <number:text-style style:name="N10137" number:language="cs" number:country="CZ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cs" number:country="CZ">
      <number:text> </number:text>
      <number:number number:decimal-places="2" number:min-integer-digits="1" number:grouping="true"/>
      <number:text> Kč </number:text>
    </number:number-style>
    <number:number-style style:name="N10141P1" style:volatile="true" number:language="cs" number:country="CZ">
      <number:text>-</number:text>
      <number:number number:decimal-places="2" number:min-integer-digits="1" number:grouping="true"/>
      <number:text> Kč </number:text>
    </number:number-style>
    <number:number-style style:name="N10141P2" style:volatile="true" number:language="cs" number:country="CZ">
      <number:text> -</number:text>
      <number:number number:decimal-places="0" number:min-integer-digits="0"/>
      <number:text> Kč </number:text>
    </number:number-style>
    <number:text-style style:name="N10141" number:language="cs" number:country="CZ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time-style style:name="N10142" number:language="cs" number:country="CZ">
      <number:minutes number:style="long"/>
      <number:text>:</number:text>
      <number:seconds number:style="long"/>
    </number:time-style>
    <number:time-style style:name="N10143" number:language="cs" number:country="CZ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4" number:language="cs" number:country="CZ">
      <number:minutes number:style="long"/>
      <number:text>:</number:text>
      <number:seconds number:style="long" number:decimal-places="1"/>
    </number:time-style>
    <number:number-style style:name="N10145" number:language="cs" number:country="CZ">
      <number:scientific-number number:decimal-places="1" number:min-integer-digits="3" number:min-exponent-digits="1"/>
    </number:number-style>
    <number:currency-style style:name="N10146" number:language="cs" number:country="CZ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47P0" style:volatile="true" number:language="cs" number:country="CZ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47" number:language="cs" number:country="CZ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14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.00.0000</text:date>, <text:time style:data-style-name="N2" text:time-value="21:54:43.827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a Petrová</meta:initial-creator>
    <meta:creation-date>2017-04-09T13:57:04.40</meta:creation-date>
    <dc:date>2017-05-03T21:58:47.807000000</dc:date>
    <meta:editing-duration>PT15M49S</meta:editing-duration>
    <meta:editing-cycles>6</meta:editing-cycles>
    <meta:generator>LibreOffice/4.3.5.2$Windows_x86 LibreOffice_project/3a87456aaa6a95c63eea1c1b3201acedf0751bd5</meta:generator>
    <meta:document-statistic meta:table-count="3" meta:cell-count="1276" meta:object-count="0"/>
  </office:meta>
</office:document-meta>
</file>